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graphics"/>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settings.xml" manifest:media-type="text/xml"/>
  <manifest:file-entry manifest:full-path="Object 19/content.xml" manifest:media-type="text/xml"/>
  <manifest:file-entry manifest:full-path="Object 19/Pictures/10000000000000200000002000309F1C.png" manifest:media-type="image/png"/>
  <manifest:file-entry manifest:full-path="Object 19/styles.xml" manifest:media-type="text/xml"/>
  <manifest:file-entry manifest:full-path="Object 19/"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roid Sans Fallback1" svg:font-family="'Droid Sans Fallback'" style:font-family-generic="modern"/>
    <style:font-face style:name="Liberation Mono" svg:font-family="'Liberation Mono', 'Courier New'" style:font-family-generic="modern"/>
    <style:font-face style:name="MS Mincho" svg:font-family="'MS Mincho', 'ＭＳ 明朝'" style:font-family-generic="modern"/>
    <style:font-face style:name="Liberation Mono2" svg:font-family="'Liberation Mono'" style:font-family-generic="roman"/>
    <style:font-face style:name="FreeSans1" svg:font-family="FreeSans" style:font-family-generic="swiss"/>
    <style:font-face style:name="Liberation Mono1" svg:font-family="'Liberation Mono'" style:font-family-generic="modern" style:font-pitch="fixed"/>
    <style:font-face style:name="Droid Sans Fallback2" svg:font-family="'Droid Sans Fallback'" style:font-pitch="variable"/>
    <style:font-face style:name="FreeSans2" svg:font-family="FreeSans" style:font-pitch="variable"/>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officeooo:paragraph-rsid="000efeae" style:font-style-asian="normal" style:font-style-complex="normal"/>
    </style:style>
    <style:style style:name="P5" style:family="paragraph" style:parent-style-name="Text_20_body">
      <style:paragraph-properties fo:margin-top="0in" fo:margin-bottom="0.0835in" style:contextual-spacing="false" fo:line-height="95%" fo:text-align="justify" style:justify-single-word="false"/>
    </style:style>
    <style:style style:name="P6" style:family="paragraph" style:parent-style-name="Author">
      <style:text-properties fo:font-style="italic" style:font-style-asian="italic" style:font-style-complex="italic"/>
    </style:style>
    <style:style style:name="P7" style:family="paragraph" style:parent-style-name="Illustration">
      <style:paragraph-properties fo:margin-top="0.0835in" fo:margin-bottom="0.0835in" style:contextual-spacing="false"/>
    </style:style>
    <style:style style:name="P8" style:family="paragraph" style:parent-style-name="Text_20_body" style:list-style-name="WW8Num8"/>
    <style:style style:name="P9" style:family="paragraph" style:parent-style-name="Text_20_body">
      <style:text-properties officeooo:paragraph-rsid="00133508"/>
    </style:style>
    <style:style style:name="P10" style:family="paragraph" style:parent-style-name="Text_20_body">
      <style:text-properties officeooo:rsid="0014d8c1" officeooo:paragraph-rsid="0014d8c1"/>
    </style:style>
    <style:style style:name="P11" style:family="paragraph" style:parent-style-name="Text_20_body">
      <style:text-properties officeooo:rsid="0014d8c1" officeooo:paragraph-rsid="00150680"/>
    </style:style>
    <style:style style:name="P12" style:family="paragraph" style:parent-style-name="Text_20_body">
      <style:text-properties officeooo:paragraph-rsid="00150680"/>
    </style:style>
    <style:style style:name="P13" style:family="paragraph" style:parent-style-name="Text_20_body">
      <style:text-properties officeooo:rsid="00150680" officeooo:paragraph-rsid="00150680"/>
    </style:style>
    <style:style style:name="P14" style:family="paragraph" style:parent-style-name="Text_20_body">
      <style:text-properties officeooo:rsid="0016ab71" officeooo:paragraph-rsid="0016ab71"/>
    </style:style>
    <style:style style:name="P15" style:family="paragraph" style:parent-style-name="Text_20_body">
      <style:paragraph-properties fo:text-align="center" style:justify-single-word="false"/>
      <style:text-properties officeooo:rsid="0016ab71" officeooo:paragraph-rsid="0016ab71"/>
    </style:style>
    <style:style style:name="P16" style:family="paragraph" style:parent-style-name="Text_20_body">
      <style:paragraph-properties fo:text-align="center" style:justify-single-word="false"/>
      <style:text-properties officeooo:rsid="0016ab71" officeooo:paragraph-rsid="00181d99"/>
    </style:style>
    <style:style style:name="P17" style:family="paragraph" style:parent-style-name="Text_20_body">
      <style:paragraph-properties fo:text-align="start" style:justify-single-word="false"/>
      <style:text-properties officeooo:rsid="0016ab71" officeooo:paragraph-rsid="00181d99"/>
    </style:style>
    <style:style style:name="P18" style:family="paragraph" style:parent-style-name="Text_20_body">
      <style:text-properties officeooo:rsid="00181d99" officeooo:paragraph-rsid="00181d99"/>
    </style:style>
    <style:style style:name="P19" style:family="paragraph" style:parent-style-name="Text_20_body">
      <style:paragraph-properties fo:text-align="center" style:justify-single-word="false"/>
    </style:style>
    <style:style style:name="P20" style:family="paragraph" style:parent-style-name="Text_20_body">
      <style:text-properties officeooo:rsid="0019c5cf" officeooo:paragraph-rsid="0022f448"/>
    </style:style>
    <style:style style:name="P21" style:family="paragraph" style:parent-style-name="Text_20_body">
      <style:text-properties officeooo:rsid="001b90d7" officeooo:paragraph-rsid="001b90d7"/>
    </style:style>
    <style:style style:name="P22" style:family="paragraph" style:parent-style-name="Text_20_body">
      <style:paragraph-properties fo:text-align="center" style:justify-single-word="false"/>
      <style:text-properties officeooo:rsid="001b90d7" officeooo:paragraph-rsid="001b90d7"/>
    </style:style>
    <style:style style:name="P23" style:family="paragraph" style:parent-style-name="Text_20_body">
      <style:text-properties officeooo:rsid="001b90d7" officeooo:paragraph-rsid="001e47d9"/>
    </style:style>
    <style:style style:name="P24" style:family="paragraph" style:parent-style-name="Text_20_body">
      <style:text-properties officeooo:rsid="001b90d7" officeooo:paragraph-rsid="002000f9"/>
    </style:style>
    <style:style style:name="P25" style:family="paragraph" style:parent-style-name="Text_20_body">
      <style:text-properties officeooo:rsid="001b90d7" officeooo:paragraph-rsid="0021976e"/>
    </style:style>
    <style:style style:name="P26" style:family="paragraph" style:parent-style-name="Text_20_body">
      <style:text-properties officeooo:rsid="001b90d7" officeooo:paragraph-rsid="0022f448"/>
    </style:style>
    <style:style style:name="P27" style:family="paragraph" style:parent-style-name="Text_20_body">
      <style:text-properties officeooo:rsid="001d1f12" officeooo:paragraph-rsid="001d1f12"/>
    </style:style>
    <style:style style:name="P28" style:family="paragraph" style:parent-style-name="Text_20_body">
      <style:text-properties officeooo:paragraph-rsid="002986c8"/>
    </style:style>
    <style:style style:name="P29" style:family="paragraph" style:parent-style-name="Text_20_body">
      <style:text-properties officeooo:rsid="002a7f3a" officeooo:paragraph-rsid="002a7f3a" fo:background-color="#ffff00"/>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margin-left="0in" fo:margin-right="0in" fo:text-indent="0in" style:auto-text-indent="false"/>
      <style:text-properties officeooo:rsid="0019141a" officeooo:paragraph-rsid="0019141a"/>
    </style:style>
    <style:style style:name="P32" style:family="paragraph" style:parent-style-name="Heading_20_1">
      <style:text-properties fo:font-style="normal" style:font-style-asian="normal" style:font-style-complex="normal"/>
    </style:style>
    <style:style style:name="P33" style:family="paragraph" style:parent-style-name="Heading_20_2">
      <style:text-properties fo:font-style="normal" style:font-style-asian="normal" style:font-style-complex="normal"/>
    </style:style>
    <style:style style:name="P34" style:family="paragraph" style:parent-style-name="Heading_20_2">
      <style:text-properties officeooo:rsid="00133508" officeooo:paragraph-rsid="00133508"/>
    </style:style>
    <style:style style:name="P35" style:family="paragraph" style:parent-style-name="Heading_20_2">
      <style:text-properties officeooo:paragraph-rsid="00133508"/>
    </style:style>
    <style:style style:name="P36" style:family="paragraph" style:parent-style-name="Heading_20_2" style:list-style-name="WW8Num4">
      <style:text-properties officeooo:paragraph-rsid="00133508"/>
    </style:style>
    <style:style style:name="P37" style:family="paragraph" style:parent-style-name="paper_20_title" style:master-page-name="Standard">
      <style:paragraph-properties style:page-number="auto"/>
    </style:style>
    <style:style style:name="P38" style:family="paragraph" style:parent-style-name="Illustration">
      <style:text-properties style:font-name="Liberation Serif" fo:font-size="10pt" style:font-size-asian="10pt" style:font-size-complex="10pt"/>
    </style:style>
    <style:style style:name="P39" style:family="paragraph" style:parent-style-name="Illustration">
      <style:text-properties fo:font-size="10pt" style:font-size-asian="10pt" style:font-size-complex="10pt"/>
    </style:style>
    <style:style style:name="P40" style:family="paragraph" style:parent-style-name="Footnote">
      <style:paragraph-properties fo:text-align="start" style:justify-single-word="false"/>
      <style:text-properties officeooo:rsid="0014d8c1" officeooo:paragraph-rsid="0014d8c1"/>
    </style:style>
    <style:style style:name="P41" style:family="paragraph" style:parent-style-name="Footnote">
      <style:paragraph-properties fo:text-align="start" style:justify-single-word="false"/>
      <style:text-properties officeooo:paragraph-rsid="0027e908"/>
    </style:style>
    <style:style style:name="P42" style:family="paragraph" style:parent-style-name="Footnote">
      <style:paragraph-properties fo:text-align="start" style:justify-single-word="false"/>
      <style:text-properties officeooo:rsid="00150680" officeooo:paragraph-rsid="00150680"/>
    </style:style>
    <style:style style:name="P43" style:family="paragraph" style:parent-style-name="Footnote">
      <style:paragraph-properties fo:text-align="start" style:justify-single-word="false"/>
      <style:text-properties officeooo:rsid="00181d99" officeooo:paragraph-rsid="00181d99"/>
    </style:style>
    <style:style style:name="P44" style:family="paragraph" style:parent-style-name="Footnote">
      <style:paragraph-properties fo:text-align="start" style:justify-single-word="false"/>
      <style:text-properties officeooo:rsid="0019141a" officeooo:paragraph-rsid="0019141a"/>
    </style:style>
    <style:style style:name="T1" style:family="text">
      <style:text-properties fo:font-style="italic" style:font-style-asian="italic" style:font-style-complex="italic"/>
    </style:style>
    <style:style style:name="T2" style:family="text">
      <style:text-properties fo:font-style="italic" officeooo:rsid="00133508" style:font-style-asian="italic" style:font-style-complex="italic"/>
    </style:style>
    <style:style style:name="T3" style:family="text">
      <style:text-properties fo:font-style="italic" officeooo:rsid="00181d99"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sian="Times New Roman"/>
    </style:style>
    <style:style style:name="T6" style:family="text">
      <style:text-properties fo:font-style="normal" style:font-style-asian="normal" style:font-style-complex="normal"/>
    </style:style>
    <style:style style:name="T7" style:family="text">
      <style:text-properties fo:font-style="normal" officeooo:rsid="00133508" style:font-style-asian="normal" style:font-style-complex="normal"/>
    </style:style>
    <style:style style:name="T8" style:family="text">
      <style:text-properties fo:font-style="normal" officeooo:rsid="00181d99" style:font-style-asian="normal" style:font-style-complex="normal"/>
    </style:style>
    <style:style style:name="T9" style:family="text">
      <style:text-properties fo:font-style="normal" officeooo:rsid="0022f448" style:font-style-asian="normal" style:font-style-complex="normal"/>
    </style:style>
    <style:style style:name="T10" style:family="text">
      <style:text-properties fo:font-style="normal" officeooo:rsid="00243c81" style:font-style-asian="normal" style:font-style-complex="normal"/>
    </style:style>
    <style:style style:name="T11" style:family="text">
      <style:text-properties fo:font-style="normal" officeooo:rsid="0027cca9" style:font-style-asian="normal" style:font-style-complex="normal"/>
    </style:style>
    <style:style style:name="T12" style:family="text">
      <style:text-properties fo:font-style="normal" officeooo:rsid="00133508" fo:background-color="#ffff00" loext:char-shading-value="0" style:font-style-asian="normal" style:font-style-complex="normal"/>
    </style:style>
    <style:style style:name="T13" style:family="text">
      <style:text-properties fo:font-style="normal" officeooo:rsid="00133508" fo:background-color="transparent" loext:char-shading-value="0" style:font-style-asian="normal" style:font-style-complex="normal"/>
    </style:style>
    <style:style style:name="T14" style:family="text">
      <style:text-properties fo:font-size="9pt" style:font-size-asian="9pt" style:font-size-complex="9pt"/>
    </style:style>
    <style:style style:name="T15" style:family="text">
      <style:text-properties style:font-name="Liberation Serif1" fo:font-size="9pt" style:font-size-asian="9pt" style:font-name-complex="Liberation Serif1" style:font-size-complex="9pt"/>
    </style:style>
    <style:style style:name="T16" style:family="text">
      <style:text-properties fo:color="#000000"/>
    </style:style>
    <style:style style:name="T17" style:family="text">
      <style:text-properties fo:color="#000000" fo:font-style="normal" style:font-style-asian="normal" style:font-style-complex="normal"/>
    </style:style>
    <style:style style:name="T18" style:family="text">
      <style:text-properties fo:color="#000000" style:text-underline-style="solid" style:text-underline-width="auto" style:text-underline-color="font-color"/>
    </style:style>
    <style:style style:name="T19" style:family="text">
      <style:text-properties fo:color="#000000" officeooo:rsid="0027e908"/>
    </style:style>
    <style:style style:name="T20" style:family="text">
      <style:text-properties fo:color="#000000" style:text-underline-style="none"/>
    </style:style>
    <style:style style:name="T21" style:family="text">
      <style:text-properties fo:font-size="10pt" style:font-size-asian="10pt" style:font-size-complex="10pt"/>
    </style:style>
    <style:style style:name="T22" style:family="text">
      <style:text-properties officeooo:rsid="000fbce8"/>
    </style:style>
    <style:style style:name="T23" style:family="text">
      <style:text-properties officeooo:rsid="001196c6"/>
    </style:style>
    <style:style style:name="T24" style:family="text">
      <style:text-properties style:font-name="Liberation Mono1" fo:font-size="9pt" fo:font-style="normal" style:font-size-asian="9pt" style:font-style-asian="normal" style:font-size-complex="9pt" style:font-style-complex="normal"/>
    </style:style>
    <style:style style:name="T25" style:family="text">
      <style:text-properties style:font-name="Liberation Mono1" fo:font-size="9pt" fo:font-style="normal" officeooo:rsid="00133508" style:font-size-asian="9pt" style:font-style-asian="normal" style:font-size-complex="9pt" style:font-style-complex="normal"/>
    </style:style>
    <style:style style:name="T26" style:family="text">
      <style:text-properties style:font-name="Liberation Mono1" fo:font-size="9pt" style:font-size-asian="9pt" style:font-size-complex="9pt"/>
    </style:style>
    <style:style style:name="T27" style:family="text">
      <style:text-properties style:text-position="super 58%" fo:letter-spacing="-0.0016in" fo:font-style="italic" officeooo:rsid="00133508" style:font-style-asian="italic" style:font-style-complex="italic"/>
    </style:style>
    <style:style style:name="T28" style:family="text">
      <style:text-properties style:text-position="sub 58%" fo:letter-spacing="-0.0016in" fo:font-style="italic" officeooo:rsid="00181d99" style:font-style-asian="italic" style:font-style-complex="italic"/>
    </style:style>
    <style:style style:name="T29" style:family="text">
      <style:text-properties style:text-position="sub 58%" fo:letter-spacing="-0.0016in" fo:font-style="italic" officeooo:rsid="00133508" style:font-style-asian="italic" style:font-style-complex="italic"/>
    </style:style>
    <style:style style:name="T30" style:family="text">
      <style:text-properties style:text-position="sub 58%" fo:letter-spacing="-0.0016in" fo:font-style="italic" officeooo:rsid="0022f448" style:font-style-asian="italic" style:font-style-complex="italic"/>
    </style:style>
    <style:style style:name="T31" style:family="text">
      <style:text-properties officeooo:rsid="0027e908"/>
    </style:style>
    <style:style style:name="T32" style:family="text">
      <style:text-properties officeooo:rsid="002986c8"/>
    </style:style>
    <style:style style:name="T33" style:family="text">
      <style:text-properties fo:background-color="#ffff00" loext:char-shading-value="0"/>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008in" fo:border="none">
        <style:background-image/>
      </style:graphic-properties>
    </style:style>
    <style:style style:name="fr3" style:family="graphic" style:parent-style-name="Frame">
      <style:graphic-properties style:wrap="dynamic"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4" style:family="graphic" style:parent-style-name="Frame">
      <style:graphic-properties fo:margin-left="0in" fo:margin-right="0in" style:wrap="dynamic" style:number-wrapped-paragraphs="no-limit" style:vertical-pos="from-top" style:horizontal-pos="center" style:horizontal-rel="paragraph" fo:background-color="#ffffff" style:background-transparency="0%" fo:padding="0.0008in" fo:border="none">
        <style:background-image/>
      </style:graphic-properties>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OLE">
      <style:graphic-properties fo:margin-left="0in" fo:margin-right="0in" style:vertical-pos="top" style:vertical-rel="baseline" fo:background-color="#ffffff" style:background-transparency="0%" fo:padding="0.0008in" fo:border="none" draw:ole-draw-aspect="1">
        <style:background-image/>
      </style:graphic-properties>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draw:ole-draw-aspect="1">
        <style:background-image/>
      </style:graphic-properties>
    </style:style>
    <style:style style:name="fr8" style:family="graphic" style:parent-style-name="Formula">
      <style:graphic-properties style:vertical-pos="from-top"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sing Time Series Models for Defect</text:p>
      <text:p text:style-name="paper_20_title">Prediction in Software Release Planning</text:p>
      <text:section text:style-name="Sect1" text:name="Section1">
        <text:p text:style-name="Author">James W. Tunnell</text:p>
        <text:p text:style-name="Affiliation">Computer Science Department</text:p>
        <text:p text:style-name="Affiliation">Central Washington University</text:p>
        <text:p text:style-name="Affiliation">Ellensburg, WA 98926, USA</text:p>
        <text:p text:style-name="Affiliation">tunnellj@cwu.edu</text:p>
        <text:p text:style-name="P6">John Anvik</text:p>
        <text:p text:style-name="Affiliation">Computer Science Department</text:p>
        <text:p text:style-name="Affiliation">Central Washington University</text:p>
        <text:p text:style-name="Affiliation">Ellensburg, WA 98926, USA</text:p>
        <text:p text:style-name="Affiliation">janvik@cwu.edu</text:p>
      </text:section>
      <text:section text:style-name="Sect2" text:name="Section2">
        <text:p text:style-name="Affiliation"/>
        <text:p text:style-name="Standard"/>
      </text:section>
      <text:section text:style-name="Sect3" text:name="Section3">
        <text:p text:style-name="Abstract"><text:span text:style-name="T1">Abstract</text:span>—To maintain a high-quality software release, sufficient time should be allowed for testing and fixing defects. Otherwise, there is a risk of schedule or quality slip. To this end, a time series model is developed for predicting the number of defects detected during development. The model depends on previous values of: defects created, new features resolved, and improvements resolved. This model structure supports defect prediction using hypothetical future values of new features resolved and improvements resolved, meaning hypothetical release plans could be compared according to their predicted impact on testing and defect-fixing time. <text:span text:style-name="T4">(Abstract)</text:span></text:p>
        <text:p text:style-name="key_20_words">Keywords-software; defect; quality; release; plan; testing; prediction; time-series; (key words)</text:p>
        <text:list xml:id="list6801559011485627615" text:style-name="WW8Num4">
          <text:list-item>
            <text:h text:style-name="Heading_20_1" text:outline-level="1"><text:span text:style-name="T5"><text:s/></text:span>Introduction <text:span text:style-name="T1">(Heading 1)</text:span></text:h>
          </text:list-item>
        </text:list>
        <text:p text:style-name="Text_20_body">In software release planning there are two primary concerns: functionality and quality. To improve functionality and maintain high quality are the common objectives. Both objectives are constrained by limits on development time and cost. In order to respect these constraints and still pursue both objectives, the scope of planned work must be limited, so that time is available to properly deal with the inevitable defects (bugs) that will arise. Thus, a high quality of software can be ensured while also improving functionality.</text:p>
        <text:p text:style-name="Text_20_body">A critical step in this planning process is to factor in a suitable amount of time for testing and bug-fixing. Otherwise, there is a risk of schedule or quality slip. Since the time required for testing and bug-fixing will likely be a function of the number of defects introduced during development, it would be desirable to have a technique for predicting how many bugs can be expected as development proceeds.</text:p>
        <text:p text:style-name="Text_20_body">Many software defect prediction techniques rely on code analysis. Other techniques rely on statistical modeling using empirical time series data. In this paper, a time series model is used.</text:p>
        <text:p text:style-name="Text_20_body">One potential application of a defect prediction model is for comparing different release plans, to see how much bug fallout would likely result. This would help planners compare release plans to ensure that total development time does not exceed the time budget. The comparison of different plans is integral to release planning optimization, which is the focus of The Next Release Problem, a key problem in Search-Based Software Engineering (SBSE).</text:p>
        <text:p text:style-name="Text_20_body"/>
        <text:p text:style-name="Text_20_body">To make the defect prediction model useful for comparing release plans, the model must be dependent in some way on the basic elements of the release plan: planned new features and improvements. For this reason, it is proposed that for this application, a model be used that depends both on past defects and on planned features and improvements. Specifically, use of a multivariate time series model that includes exogenous inputs.</text:p>
        <text:p text:style-name="Text_20_body">The model is then applied to data from the <text:span text:style-name="T31">MongoDB</text:span><text:span text:style-name="T31"><text:note text:id="ftn6" text:note-class="footnote"><text:note-citation>1</text:note-citation><text:note-body><text:p text:style-name="P41"><text:a xlink:type="simple" xlink:href="https://www.mongodb.org/"><text:span text:style-name="T31">MongoDB</text:span></text:a><text:span text:style-name="T31"> </text:span><text:span text:style-name="T16">is a document-oriented, </text:span><text:span text:style-name="T20">NoSQL</text:span><text:span text:style-name="T16"> database, and is available under the </text:span><text:a xlink:type="simple" xlink:href="https://gnu.org/licenses/agpl.html">GNU Affero GPL</text:a><text:span text:style-name="T19"> license.</text:span></text:p></text:note-body></text:note></text:span><text:span text:style-name="T31"> </text:span>software project, to see which model order is selected and how well it predict defects.</text:p>
        <text:list xml:id="list122448047185299" text:continue-numbering="true" text:style-name="WW8Num4">
          <text:list-item>
            <text:h text:style-name="Heading_20_1" text:outline-level="1">Motivation</text:h>
          </text:list-item>
        </text:list>
        <text:p text:style-name="P3">When software releases are planned in the usual way, then it is reasonable to construct a statistical predictive model that depends only on previous defects occurrences. After all, planned features and improvements will probably be selected in the same manner for the next release as in previous releases. So why not assume that defect occurrences in the next release will occur in like manner as in previous releases?</text:p>
        <text:p text:style-name="Text_20_body"><text:span text:style-name="T6">This assumption makes sense under normal planning conditions. But what if release planners wished to put together multiple release plans, and predict defect occurrences for each? Surely the predicted number of defects should not be the same for all release plans. Yet this would be the case if the predictive model depended only on previous defect occurrences </text:span><text:span text:style-name="T17"><text:s/>(see </text:span><text:span text:style-name="T17"><text:sequence-ref text:reference-format="category-and-value" text:ref-name="refIllustration0">Illustration 1</text:sequence-ref></text:span><text:span text:style-name="T17">).</text:span></text:p>
        <text:p text:style-name="Text_20_body"><draw:frame draw:style-name="fr1" draw:name="Frame1" text:anchor-type="char" svg:x="0.2in" svg:y="0in" svg:width="3.0929in" svg:height="1.7409in" draw:z-index="1"><draw:text-box><text:p text:style-name="P7"><draw:frame draw:style-name="fr6" draw:name="Object1" text:anchor-type="as-char" svg:width="3.0937in" svg:height="1.2689in" draw:z-index="2"><draw:object xlink:href="./Object 1" xlink:type="simple" xlink:show="embed" xlink:actuate="onLoad"/><draw:image xlink:href="./ObjectReplacements/Object 1" xlink:type="simple" xlink:show="embed" xlink:actuate="onLoad"/></draw:frame><text:span text:style-name="T15">Illustration </text:span><text:span text:style-name="T14"><text:sequence text:ref-name="refIllustration0" text:name="Illustration" text:formula="ooow:Illustration+1" style:num-format="1">1</text:sequence></text:span><text:span text:style-name="T15">: Using a non-explanatory model would result in the same defect prediction, regardless of the release plan.</text:span></text:p></draw:text-box></draw:frame>Instead, to support these “what-if” scenarios, a predictive model should depend also<text:span text:style-name="T5"> </text:span>on the basic elements of the release plan: the planned features and improvements. Such<text:span text:style-name="T5"> </text:span>a model would assume some explanatory relationship, so that planned <text:soft-page-break/>features and improvements somehow affect the outcome (see <text:sequence-ref text:reference-format="category-and-value" text:ref-name="refIllustration1">Illustration 2</text:sequence-ref>).</text:p>
        <text:p text:style-name="P2"><draw:frame draw:style-name="fr2" draw:name="Frame2" text:anchor-type="as-char" svg:y="0in" svg:width="3.3638in" svg:height="2.1575in" draw:z-index="3"><draw:text-box><text:p text:style-name="P7"><draw:frame draw:style-name="fr6" draw:name="Object2" text:anchor-type="as-char" svg:width="3.3634in" svg:height="1.4984in" draw:z-index="4"><draw:object xlink:href="./Object 2" xlink:type="simple" xlink:show="embed" xlink:actuate="onLoad"/><draw:image xlink:href="./ObjectReplacements/Object 2" xlink:type="simple" xlink:show="embed" xlink:actuate="onLoad"/></draw:frame><text:span text:style-name="T21">Illustration </text:span><text:span text:style-name="T21"><text:sequence text:ref-name="refIllustration1" text:name="Illustration" text:formula="ooow:Illustration+1" style:num-format="1">2</text:sequence></text:span><text:span text:style-name="T21">: Using an explanatory model allows for the possibility of different defect pre-dictions for each release plan.</text:span></text:p></draw:text-box></draw:frame></text:p>
        <text:p text:style-name="P2">If such a model<text:span text:style-name="T5"> </text:span>were used, this would give release planners a path towards evaluating the additional development time needed to address bug fallout, for a given release plan. By ensuring<text:span text:style-name="T5"> </text:span>sufficient time to fix bugs, the model can be used to ensure sufficient software quality is<text:span text:style-name="T5"> </text:span>maintained, thus giving the release planner freedom to otherwise maximize the expected<text:span text:style-name="T5"> </text:span>revenue produced by the software by including appropriate features and improvements.</text:p>
        <text:list xml:id="list122447857704949" text:continue-numbering="true" text:style-name="WW8Num4">
          <text:list-item>
            <text:list>
              <text:list-item>
                <text:h text:style-name="Heading_20_2" text:outline-level="2">Application to the Next Release Problem</text:h>
              </text:list-item>
            </text:list>
          </text:list-item>
        </text:list>
        <text:p text:style-name="Text_20_body">Release plan optimization is exactly the goal of The Next Release Problem (NRP), but there is a gap between the abstract domain of the NRP and the detailed, messy<text:span text:style-name="T5"> </text:span>data found in software projects. By applying a explanatory predictive model there is<text:span text:style-name="T5"> </text:span>a path toward bridging this gap, opening up the potential for using NRP optimization<text:span text:style-name="T5"> </text:span>techniques in real-world release planning. In this section, first the NRP is described,<text:span text:style-name="T5"> </text:span>then the gap between it and practical planning is discussed, and finally it is shown how<text:span text:style-name="T5"> </text:span>the explanatory model suggested earlier would be applied to help bridge this gap.</text:p>
        <text:list xml:id="list122447013853955" text:continue-numbering="true" text:style-name="WW8Num4">
          <text:list-item>
            <text:list>
              <text:list-item>
                <text:h text:style-name="Heading_20_2" text:outline-level="2">Defining the NRP</text:h>
              </text:list-item>
            </text:list>
          </text:list-item>
        </text:list>
        <text:p text:style-name="Text_20_body">The Next Release Problem (NRP) was defined by Bagnall, <text:span text:style-name="T32">Rayward-Smith, and Whittley</text:span><text:span text:style-name="T33">[2]</text:span>, and was shown to be<text:span text:style-name="T5"> </text:span>NP-Hard. Being abstract in its treatment of feature cost, a broad range of optimization<text:span text:style-name="T5"> </text:span>techniques can be applied to the NRP, such as integer programming, hill climbing, simulated annealing, genetic algorithms, etc. The NRP is the subject of academic research<text:span text:style-name="T5"> </text:span>in the area of Search-Based Software Engineering<text:span text:style-name="T33">[10, 15, 17]</text:span>.</text:p>
        <text:p text:style-name="Text_20_body">The NRP is designed to aid software project planners, who have multiple customers<text:span text:style-name="T5"> </text:span>to satisfy. The project planner would like to maximize the revenue produced from<text:span text:style-name="T5"> </text:span>completing the project.</text:p>
        <text:p text:style-name="P29">TODO: briefly summarize the way NRP abstracts release plan optimization</text:p>
        <text:list xml:id="list122447062522129" text:continue-numbering="true" text:style-name="WW8Num4">
          <text:list-item>
            <text:list>
              <text:list-item>
                <text:h text:style-name="Heading_20_2" text:outline-level="2">The Gap Between Abstraction and Reality</text:h>
              </text:list-item>
            </text:list>
          </text:list-item>
        </text:list>
        <text:p text:style-name="Text_20_body">As was discussed in the previous section, a planner would need several things to be able<text:span text:style-name="T5"> </text:span>to implement a NRP-like optimization:</text:p>
        <text:list xml:id="list300712449640002419" text:style-name="WW8Num8">
          <text:list-item>
            <text:p text:style-name="P8">A set of requirements that could potentially be implemented.</text:p>
          </text:list-item>
          <text:list-item>
            <text:p text:style-name="P8">A set of customers that are satisfied by some subset of the requirements, and have<text:span text:style-name="T5"> </text:span>an associated weight.</text:p>
          </text:list-item>
          <text:list-item>
            <text:p text:style-name="P8">A cost function, to quantify the cost of each requirement.</text:p>
          </text:list-item>
          <text:list-item>
            <text:p text:style-name="P8">A cost budget, that should not be exceeded.</text:p>
          </text:list-item>
        </text:list>
        <text:p text:style-name="Text_20_body">Having all these in hand, a planner could proceed to optimize the subset of requirements planned for the next release. One difficulty with this that can be highlighted is in the definition of a cost function. It might be suggested that the estimated time to<text:span text:style-name="T5"> </text:span>implement a requirement alone might be used to determine cost, but there is a practical<text:span text:style-name="T5"> </text:span>detail that prevents this: in order to maintain quality software, the total cost of any <text:span text:style-name="T5"><text:s/></text:span>requirement should take into consideration both the cost of implementation and the<text:span text:style-name="T5"> </text:span>cost of fixing associated defects. Otherwise, a release plan would appear to be within<text:span text:style-name="T5"> </text:span>budget, when there is a risk that the budget will be exceeded when defect costs are also<text:span text:style-name="T5"> </text:span>considered.</text:p>
        <text:list xml:id="list122447941650729" text:continue-list="list122447062522129" text:style-name="WW8Num4">
          <text:list-item>
            <text:list>
              <text:list-item>
                <text:h text:style-name="Heading_20_2" text:outline-level="2">Bridging the Gap</text:h>
              </text:list-item>
            </text:list>
          </text:list-item>
        </text:list>
        <text:p text:style-name="Text_20_body">We use the explanatory model to address the need to consider defect cost. Such a model,<text:span text:style-name="T5"> </text:span>given some subset of proposed requirements, can be used to predict defects and to find<text:span text:style-name="T5"> </text:span>additional cost which should be considered, <text:span text:style-name="T23">as depicted in </text:span><text:span text:style-name="T23"><text:sequence-ref text:reference-format="category-and-value" text:ref-name="refIllustration2">Illustration 3</text:sequence-ref></text:span><text:span text:style-name="T23">.</text:span></text:p>
        <text:p text:style-name="Text_20_body"><draw:frame draw:style-name="fr4" draw:name="Frame4" text:anchor-type="as-char" svg:y="-1.4846in" svg:width="3.3583in" draw:z-index="5"><draw:text-box fo:min-height="2.3201in"><text:p text:style-name="P38"><draw:frame draw:style-name="fr7" draw:name="Object4" text:anchor-type="paragraph" svg:width="3.3583in" style:rel-width="100%" svg:height="1.7957in" style:rel-height="scale" draw:z-index="7"><draw:object xlink:href="./Object 4" xlink:type="simple" xlink:show="embed" xlink:actuate="onLoad"/><draw:image xlink:href="./ObjectReplacements/Object 4" xlink:type="simple" xlink:show="embed" xlink:actuate="onLoad"/><svg:desc>OLE-object</svg:desc></draw:frame>Illustration <text:sequence text:ref-name="refIllustration2" text:name="Illustration" text:formula="ooow:Illustration+1" style:num-format="1">3</text:sequence>: Defect prediction model used in determining overall cost of some <text:span text:style-name="T22">requirements subset</text:span>.</text:p></draw:text-box></draw:frame></text:p>
        <text:p text:style-name="Text_20_body">Since predictive models can not be perfectly accurate, instead we would expect that<text:span text:style-name="T5"> </text:span>any forecasting would include confidence levels. Taking into account the confidence of a<text:span text:style-name="T5"> </text:span>prediction allows planners to account for risk in the use of the defect prediction. If more<text:span text:style-name="T5"> </text:span>risk is acceptable, then planners will get a narrower prediction window, and in exchange<text:span text:style-name="T5"> </text:span>take more of a chance that the prediction is inaccurate. A wider prediction window<text:span text:style-name="T5"> </text:span>means, though, that when the defect prediction is used to determine requirements cost,<text:span text:style-name="T5"> </text:span>that potential cost range will also be wider.<draw:frame draw:style-name="fr3" draw:name="Frame3" text:anchor-type="char" svg:x="0.6028in" svg:y="10.0008in" svg:width="2.2362in" svg:height="0.311in" draw:z-index="0"><draw:text-box><text:p text:style-name="sponsors">Identify applicable sponsor/s here. <text:span text:style-name="T1">(sponsors)</text:span></text:p><text:p text:style-name="P5"/></draw:text-box></draw:frame></text:p>
        <text:list xml:id="list122447086288885" text:continue-numbering="true" text:style-name="WW8Num4">
          <text:list-item>
            <text:h text:style-name="Heading_20_1" text:outline-level="1">Related Work</text:h>
          </text:list-item>
        </text:list>
        <text:p text:style-name="Text_20_body">Software defect (bug) prediction typically involves a detailed analysis of code or proposed<text:span text:style-name="T5"> </text:span>design changes. Some of these analytical methods are mentioned next. Then several<text:span text:style-name="T5"> </text:span>statistical approaches to prediction are discussed.</text:p>
        <text:list xml:id="list122446144921099" text:continue-numbering="true" text:style-name="WW8Num4">
          <text:list-item>
            <text:list>
              <text:list-item>
                <text:h text:style-name="Heading_20_2" text:outline-level="2">Code Analysis Approaches</text:h>
              </text:list-item>
            </text:list>
          </text:list-item>
        </text:list>
        <text:p text:style-name="Text_20_body">Akiyama <text:span text:style-name="T33">[1]</text:span> predicted defect counts based on lines of code (LOC), number of decisions,<text:span text:style-name="T5"> </text:span>and the number of subroutine calls. Gafney <text:span text:style-name="T33">[6]</text:span> likewise predicted defect count based on<text:span text:style-name="T5"> </text:span><text:soft-page-break/>LOC. Rather than code itself, Henry and Kafura <text:span text:style-name="T33">[9]</text:span> define metrics that are based on<text:span text:style-name="T5"> </text:span>information taken from design documents, to be used in defect prediction. Nagappan<text:span text:style-name="T5"> </text:span>and Ball <text:span text:style-name="T33">[13]</text:span> use relative code churn (lines modified) as a metric for predicting the<text:span text:style-name="T5"> </text:span>density of defects. Giger, Pinzger, and Gall <text:span text:style-name="T33">[7]</text:span> compare the use of code churn to a more<text:span text:style-name="T5"> </text:span>fined-grained approach, capturing ”the exact code changes and their semantics down to<text:span text:style-name="T5"> </text:span>statement level.”</text:p>
        <text:list xml:id="list122447198411540" text:continue-numbering="true" text:style-name="WW8Num4">
          <text:list-item>
            <text:list>
              <text:list-item>
                <text:h text:style-name="Heading_20_2" text:outline-level="2">Statistical Approaches</text:h>
              </text:list-item>
            </text:list>
          </text:list-item>
        </text:list>
        <text:p text:style-name="Text_20_body">Rather than requiring a detailed code analysis to predict defects, the approach proposed<text:span text:style-name="T5"> </text:span>in this paper is to develop a mathematical model based on historical data on defect<text:span text:style-name="T5"> </text:span>occurrences. Specifically, the proposed approach is to develop a defect prediction model<text:span text:style-name="T5"> </text:span>using previous software features, improvements, and defects.</text:p>
        <text:p text:style-name="Text_20_body">A related approach, used by Li, <text:span text:style-name="T32">Shaw, Herbsleb, Ray, and Santhanam</text:span><text:span text:style-name="T33">[11]</text:span>, is to study only the defect occurrences<text:span text:style-name="T5"> </text:span>themselves, and attempt to develop a mathematical model for defect projection. In<text:span text:style-name="T5"> </text:span>their work, functions were fitted to a time series of defect occurrences, then the function parameters themselves were extrapolated for each new release. They found that<text:span text:style-name="T5"> </text:span>the Weibull model fit best in 73% of the tested software releases. They attempted to<text:span text:style-name="T5"> </text:span>extrapolate model parameters using naive methods, moving averages, and exponential<text:span text:style-name="T5"> </text:span>smoothing, but found these techniques to be ”...inadequate in extrapolating model parameters of the Weibull model for defect-occurrence projection”. The reason given for<text:span text:style-name="T5"> </text:span>this ineffectiveness is the changing nature of the software development system. For example, development practices, staffing levels, and usage patterns may all change between<text:span text:style-name="T5"> </text:span>releases.</text:p>
        <text:p text:style-name="P28">In another related approach, <text:span text:style-name="T16">Graves, </text:span><text:span text:style-name="T20">Karr</text:span><text:span text:style-name="T16">, </text:span><text:span text:style-name="T20">Marron</text:span><text:span text:style-name="T16">, and </text:span><text:span text:style-name="T20">Siy</text:span><text:span text:style-name="T33">[8]</text:span> developed several models that predict<text:span text:style-name="T5"> </text:span>the future distribution of software faults in a given code module. The basis of their<text:span text:style-name="T5"> </text:span>predictive models is a statistical analysis of change management data, which describes<text:span text:style-name="T5"> </text:span>only the changes made to code files. The best model they found was a weighted time<text:span text:style-name="T5"> </text:span>damping model, where every change in the module files contributed to fault prediction,<text:span text:style-name="T5"> </text:span>with time-damping to account for age of changes. They achieved “slightly less successful<text:span text:style-name="T5"> </text:span>performance” by basing a generalized linear model on just the modules age and the number of past changes. They also found factors that did not improve model performance: module length, number of developers making changes in the module, and how often a<text:span text:style-name="T5"> </text:span>module is changed simultaneously with another module.</text:p>
        <text:p text:style-name="P28">In the final approach discussed here, by <text:span text:style-name="T20">Singh, Abbas, Ahmad, and Ramaswamy</text:span><text:span text:style-name="T33">[14]</text:span>, the Box-Jenkins method is applied to datasets from the Eclipse and Mozilla software projects, which are represented as time series data, and defect count is predicted using an ARIMA model. Their<text:span text:style-name="T5"> </text:span>modeling effort is focused at the component-level, and they conclude that “current bug<text:span text:style-name="T5"> </text:span>count of a component is linearly related to its previous bug count”.</text:p>
        <text:list xml:id="list122446176335226" text:continue-numbering="true" text:style-name="WW8Num4">
          <text:list-item>
            <text:h text:style-name="Heading_20_1" text:outline-level="1">Time Series Modeling</text:h>
          </text:list-item>
        </text:list>
        <text:p text:style-name="Text_20_body">In this section, time series data and models are discussed.</text:p>
        <text:list xml:id="list122446375539715" text:continue-numbering="true" text:style-name="WW8Num4">
          <text:list-item>
            <text:list>
              <text:list-item>
                <text:h text:style-name="Heading_20_2" text:outline-level="2">Time Series</text:h>
              </text:list-item>
            </text:list>
          </text:list-item>
        </text:list>
        <text:p text:style-name="Text_20_body">A time series is a collection of observations occurring in order. The process underlying a<text:span text:style-name="T5"> </text:span>time series is assumed to be stochastic, so a model must be probabilistic. Critically, the<text:span text:style-name="T5"> </text:span>sequence of observations can not be re-arranged, because each observation is typically<text:span text:style-name="T5"> </text:span>dependent somehow on previous observations. It is this dependence that complicates<text:span text:style-name="T5"> </text:span>the modeling of time series data, because otherwise observations would be independent<text:span text:style-name="T5"> </text:span>and values would simply follow some probability distribution.</text:p>
        <text:list xml:id="list122446106257536" text:continue-numbering="true" text:style-name="WW8Num4">
          <text:list-item>
            <text:list>
              <text:list-item>
                <text:h text:style-name="Heading_20_2" text:outline-level="2">Autocorrelation, ACF, and PCF</text:h>
              </text:list-item>
            </text:list>
          </text:list-item>
        </text:list>
        <text:p text:style-name="Text_20_body">An important part of time series modeling is the use of autocorrelation, which measures<text:span text:style-name="T5"> </text:span>the correlation of a sequence with itself. The autocorrelation function (ACF) and partial<text:span text:style-name="T5"> </text:span>autocorrelation function (PACF) are used measure autocorrelation as a function of time<text:span text:style-name="T5"> </text:span>lag. These functions can be used to identify time series that can be modeled by a pure<text:span text:style-name="T5"> </text:span>autoregressive function or a pure moving average function. They are also used to analyze<text:span text:style-name="T5"> </text:span>residuals (difference between actual and fitted values) to check for statistically significant<text:span text:style-name="T5"> </text:span>autocorrelation.</text:p>
        <text:list xml:id="list122446805777142" text:continue-numbering="true" text:style-name="WW8Num4">
          <text:list-item>
            <text:list>
              <text:list-item>
                <text:h text:style-name="Heading_20_2" text:outline-level="2">ARMA and ARIMA (Univariate) Models</text:h>
              </text:list-item>
            </text:list>
          </text:list-item>
        </text:list>
        <text:p text:style-name="P3">The Box-Jenkins methodology describes the univariate ARMA and ARIMA models. The<text:span text:style-name="T5"> </text:span>idea for these models begins with the idea of a sequence of independent shocks, generated<text:span text:style-name="T5"> </text:span>by “random drawings from a fixed distribution”<text:span text:style-name="T33">[4]</text:span>. These shocks are knowns as a white<text:span text:style-name="T5"> </text:span>noise process. The basic autoregressive, moving average (ARMA) stochastic model is<text:span text:style-name="T5"> </text:span>then formed by a linear combination of previous white noise values and previous time<text:span text:style-name="T5"> </text:span>series outputs. In the ARMA model, the ACF and PACF produce a vector, because the<text:span text:style-name="T5"> </text:span>time series is univariate.</text:p>
        <text:p text:style-name="P3">The ARMA stochastic model requires stationarity (or approximate stationarity). Differencing is performed to deal with data that is non-stationary. Adding differenced data<text:span text:style-name="T5"> </text:span>leads to an extension of the ARMA model, the ARIMA model.</text:p>
        <text:list xml:id="list122447711278830" text:continue-numbering="true" text:style-name="WW8Num4">
          <text:list-item>
            <text:list>
              <text:list-item>
                <text:h text:style-name="P33" text:outline-level="2">Endogeneity and Exogeneity</text:h>
              </text:list-item>
            </text:list>
          </text:list-item>
        </text:list>
        <text:p text:style-name="P3">Exogenous variables are not is not considered to be under the ”control” of the model,<text:span text:style-name="T5"> </text:span>and instead should be considered an input. As such, a model should only try to account<text:span text:style-name="T5"> </text:span>for the variable’s behavior using its previous values, and not using previous values of<text:span text:style-name="T5"> </text:span>other variables. A model should still establish interdependence between all variables,<text:span text:style-name="T5"> </text:span>endogenous or exogenous. For exogenous variables, past values of all variables can be<text:span text:style-name="T5"> </text:span>used to predict future values.</text:p>
        <text:list xml:id="list122447185914254" text:continue-numbering="true" text:style-name="WW8Num4">
          <text:list-item>
            <text:list>
              <text:list-item>
                <text:h text:style-name="P33" text:outline-level="2">VAR and VARX (Multivariate) Models</text:h>
              </text:list-item>
            </text:list>
          </text:list-item>
        </text:list>
        <text:p text:style-name="P3">By extending the ARMA model to the multivariate case, allowing for multiple time series,<text:span text:style-name="T5"> </text:span>a Vector ARMA model is formed. A special case of this model is the pure autoregressive<text:span text:style-name="T5"> </text:span>model, or Vector AR (VAR) model. And, by including consideration for exogenous<text:span text:style-name="T5"> </text:span>variables, the model becomes VARX. This model fits the needs of situation described in<text:span text:style-name="T5"> </text:span>the Motivation section.</text:p>
        <text:p text:style-name="P3">However, these vector models so far have no way to account for non-stationary time series.<text:span text:style-name="T5"> </text:span>So, as a preliminary step to using them, the time series data should either be stationary<text:span text:style-name="T5"> </text:span>already, or differenced to become stationary. Trends and tests for stationarity<text:span text:style-name="T5"> </text:span>will be discussed next.</text:p>
        <text:list xml:id="list122447321277346" text:continue-numbering="true" text:style-name="WW8Num4">
          <text:list-item>
            <text:list>
              <text:list-item>
                <text:h text:style-name="P33" text:outline-level="2">Trends</text:h>
              </text:list-item>
            </text:list>
          </text:list-item>
        </text:list>
        <text:p text:style-name="P4">Trending time series are challenging to analyze, because the summary statistics of mean,<text:span text:style-name="T5"> </text:span>variance, and autocovariance will <text:soft-page-break/>vary over time, and are therefore not interpretable.<text:span text:style-name="T33">[5]</text:span>.<text:span text:style-name="T5"> </text:span>Two trend types are discussed: deterministic and stochastic.</text:p>
        <text:p text:style-name="P4">A deterministic trend will<text:span text:style-name="T5"> </text:span>be moving upward or downward, so the time series mean is non-constant, but it will be<text:span text:style-name="T5"> </text:span>according to a deterministic function. In this case, time series movements will follow<text:span text:style-name="T5"> </text:span>generally the deterministic function, with non-permanent fluctuations above or below.<text:span text:style-name="T5"> </text:span>Such a time series is said to be stationary around a deterministic trend.</text:p>
        <text:p text:style-name="P4">In contrast, a<text:span text:style-name="T5"> </text:span>stochastic trend shows permanent effects whenever random shocks occur, not necessarily<text:span text:style-name="T5"> </text:span>fluctuating only close to the area of deterministic function. Differencing is applied to<text:span text:style-name="T5"> </text:span>remove a stochastic trend. In the following section, tests are discussed for determine<text:span text:style-name="T5"> </text:span>whether a deterministic or stochastic trend is present.</text:p>
        <text:list xml:id="list122447331292332" text:continue-numbering="true" text:style-name="WW8Num4">
          <text:list-item>
            <text:list>
              <text:list-item>
                <text:h text:style-name="P33" text:outline-level="2">Stationarity Tests</text:h>
              </text:list-item>
            </text:list>
          </text:list-item>
        </text:list>
        <text:p text:style-name="P3">Stationarity can be strict or weak (of some order). Strict stationarity occurs when statistical properties are invariant with respect to shifts of the time origin<text:span text:style-name="T33">[12]</text:span>. Alternatively,<text:span text:style-name="T5"> </text:span>a weak stationarity (of second order) can be established, and from this strict stationarity<text:span text:style-name="T5"> </text:span>can be established by then assuming normality<text:span text:style-name="T33">[4]</text:span>.</text:p>
        <text:p text:style-name="P3">For a multivariate time series, stationarity holds if all the component univariate time<text:span text:style-name="T5"> </text:span>series are stationary.<text:span text:style-name="T33">[16]</text:span>, so the goal of stationarity testing will be to establish second-order stationarity for each univariate time series component, and then show that the<text:span text:style-name="T5"> </text:span>assumption of normality is reasonable. This will establish the stationarity of the multivariate time series as a whole.</text:p>
        <text:list xml:id="list122447341385830" text:continue-numbering="true" text:style-name="WW8Num4">
          <text:list-item>
            <text:list>
              <text:list-item>
                <text:h text:style-name="P33" text:outline-level="2">Unit Root Testing</text:h>
              </text:list-item>
            </text:list>
          </text:list-item>
        </text:list>
        <text:p text:style-name="P3">A time series that contains a stochastic trend is non-stationary. A pure auto-regressive<text:span text:style-name="T5"> </text:span>(AR) model of such a time series contains a unit root<text:span text:style-name="T33">[5]</text:span>. Testing for the presence of a<text:span text:style-name="T5"> </text:span>unit root can therefore be used to test for non-stationarity. A unit-root test poses as the<text:span text:style-name="T5"> </text:span>null hypothesis that an AR model has a unit root. Then, a test statistic is measured. If<text:span text:style-name="T5"> </text:span>found to be significant, the null hypothesis can not be rejected, and it is established that<text:span text:style-name="T5"> </text:span>the time series has a stochastic trend and is therefore non-stationary. The augmented<text:span text:style-name="T5"> </text:span>Dickey Fuller (ADF) test is often used for unit root testing.</text:p>
        <text:list xml:id="list122446505264792" text:continue-numbering="true" text:style-name="WW8Num4">
          <text:list-item>
            <text:list>
              <text:list-item>
                <text:h text:style-name="P33" text:outline-level="2">Stationarity Testing</text:h>
              </text:list-item>
            </text:list>
          </text:list-item>
        </text:list>
        <text:p text:style-name="P3">On the other hand, a stationarity test uses the null hypothesis that a time series is<text:span text:style-name="T5"> </text:span>stationary around a deterministic trend, with the alternative that Then, if the test<text:span text:style-name="T5"> </text:span>statistic shows that this hypothesis can be rejected, at some significance level, then a<text:span text:style-name="T5"> </text:span>stochastic trend should be considered, by the unit root test. The KPSS test is often<text:span text:style-name="T5"> </text:span>applied for testing stationarity.</text:p>
        <text:list xml:id="list122446943904542" text:continue-numbering="true" text:style-name="WW8Num4">
          <text:list-item>
            <text:h text:style-name="P32" text:outline-level="1">Data Methodology</text:h>
          </text:list-item>
        </text:list>
        <text:p text:style-name="P9"><text:span text:style-name="T6">In this section, the data source and data collection method are detailed. Then, the method of preparing data for the modeling phase is presented.</text:span></text:p>
        <text:list xml:id="list122446997757587" text:continue-numbering="true" text:style-name="WW8Num4">
          <text:list-item>
            <text:list>
              <text:list-item>
                <text:h text:style-name="P34" text:outline-level="2"><text:span text:style-name="T6">Data Source</text:span></text:h>
              </text:list-item>
            </text:list>
          </text:list-item>
        </text:list>
        <text:p text:style-name="P10"><text:span text:style-name="T7">The empirical data used to establish a predictive model will be taken from software project historical data, found in an issue tracking system. In addition to tracking bugs, past and present, an issue tracking system can be used to track features, enhancements, or any other type of software process issue.</text:span></text:p>
        <text:p text:style-name="P10"><text:span text:style-name="T7">The data used so far comes from the MongoDB </text:span><text:a xlink:type="simple" xlink:href="https://jira.mongodb.org/browse/SERVER"><text:span text:style-name="T7">Core Server</text:span></text:a><text:span text:style-name="T7"> project, which has been </text:span><text:span text:style-name="T6">ongoing since May of 2009. Data from versions 0.9.3 through 3.0.0-rc6 are used. The dataset contained 7042 issues.</text:span></text:p>
        <text:list xml:id="list122446392733923" text:continue-numbering="true" text:style-name="WW8Num4">
          <text:list-item>
            <text:list>
              <text:list-item>
                <text:h text:style-name="P35" text:outline-level="2"><text:span text:style-name="T7">Data Collection &amp; Cleansing</text:span></text:h>
              </text:list-item>
            </text:list>
          </text:list-item>
        </text:list>
        <text:p text:style-name="P11"><text:span text:style-name="T6">MongoDB uses Jira</text:span><text:span text:style-name="T6"><text:note text:id="ftn0" text:note-class="footnote"><text:note-citation>2</text:note-citation><text:note-body><text:p text:style-name="P40"><text:a xlink:type="simple" xlink:href="https://www.atlassian.com/software/jira">JIRA</text:a> is an issue tracking and project management system made by <text:a xlink:type="simple" xlink:href="https://www.atlassian.com/">Atlassian</text:a>, who provides a free JIRA subscription for qualified open source projects.</text:p></text:note-body></text:note></text:span><text:span text:style-name="T6"> for issue tracking. Issue data is exported from the project’s JIRA web interface as XML data. Then, issue data is extracted from the JIRA XML data using a Python</text:span><text:span text:style-name="T6"><text:note text:id="ftn1" text:note-class="footnote"><text:note-citation>3</text:note-citation><text:note-body><text:p text:style-name="P40"><text:a xlink:type="simple" xlink:href="https://www.python.org/">Python</text:a> is a dynamic, general purpose programming language.</text:p></text:note-body></text:note></text:span><text:span text:style-name="T6"> script.</text:span></text:p>
        <text:p text:style-name="P11"><text:span text:style-name="T7">The following fields are kept from each issue: type, priority, creation date, resolution date. Once extracted, the data is changed to text table format, suitable for reading in R</text:span><text:span text:style-name="T7"><text:note text:id="ftn2" text:note-class="footnote"><text:note-citation>4</text:note-citation><text:note-body><text:p text:style-name="P40"><text:a xlink:type="simple" xlink:href="http://www.r-project.org/">R</text:a> is a popular software environment for statistical computing.</text:p></text:note-body></text:note></text:span><text:span text:style-name="T7">.</text:span></text:p>
        <text:list xml:id="list122446030518427" text:continue-numbering="true" text:style-name="WW8Num4">
          <text:list-item>
            <text:list>
              <text:list-item>
                <text:list>
                  <text:list-item>
                    <text:h text:style-name="P35" text:outline-level="2"><text:span text:style-name="T7">Unfixed Issues</text:span></text:h>
                  </text:list-item>
                </text:list>
              </text:list-item>
            </text:list>
          </text:list-item>
        </text:list>
        <text:p text:style-name="P13"><text:span text:style-name="T7">The proposed model structure assumes that bug creation can be explained by software changes. Therefore, issues that do not result in any change should not be included in the dataset. For this reason, only issues with resolution ”fixed”, “complete”, or “done” will be kept. Other possible issue resolutions are: “unresolved”, ”won’t fix”, ”duplicate”, etc. Fixed issues are predominant, so there is little risk in this decision. In the data used, 18 (0.26%) of the issues were unfixed.</text:span></text:p>
        <text:list xml:id="list122447866596892" text:continue-numbering="true" text:style-name="WW8Num4">
          <text:list-item>
            <text:list>
              <text:list-item>
                <text:list>
                  <text:list-item>
                    <text:h text:style-name="P35" text:outline-level="2"><text:span text:style-name="T7">Sub-tasks</text:span></text:h>
                  </text:list-item>
                </text:list>
              </text:list-item>
            </text:list>
          </text:list-item>
        </text:list>
        <text:p text:style-name="P12"><text:span text:style-name="T7">Issues that are sub-tasks are first converted to be the same type as the parent issue. Those sub-tasks whose parent issue is not in the dataset are considered orphans and discarded. There were 20 (0.28%) orphaned sub-tasks encountered in the dataset.</text:span></text:p>
        <text:list xml:id="list122448031194278" text:continue-numbering="true" text:style-name="WW8Num4">
          <text:list-item>
            <text:list>
              <text:list-item>
                <text:h text:style-name="P35" text:outline-level="2"><text:span text:style-name="T7">Data Preparation</text:span></text:h>
              </text:list-item>
            </text:list>
          </text:list-item>
        </text:list>
        <text:p text:style-name="P13"><text:span text:style-name="T7">Once read into an R script, the data is operated on to prepare it for time series modeling. The data will be sampled, made stationary, and windowed. These steps are discussed next.</text:span></text:p>
        <text:list xml:id="list122447719036349" text:continue-numbering="true" text:style-name="WW8Num4">
          <text:list-item>
            <text:list>
              <text:list-item>
                <text:list>
                  <text:list-item>
                    <text:h text:style-name="P35" text:outline-level="2"><text:span text:style-name="T7">Sampling</text:span></text:h>
                  </text:list-item>
                </text:list>
              </text:list-item>
            </text:list>
          </text:list-item>
        </text:list>
        <text:p text:style-name="P13"><text:span text:style-name="T7">First, the data is sampled by dividing time into sample periods. In each period, the data is sampled to measure: the number of improvements resolved, features resolved, and bugs created. As an example, this sampling process is illustrated in </text:span><text:span text:style-name="T13"><text:sequence-ref text:reference-format="category-and-value" text:ref-name="refIllustration3">Illustration 4</text:sequence-ref></text:span><text:span text:style-name="T7">, with results shown in </text:span><text:span text:style-name="T12">Table 1</text:span><text:span text:style-name="T7">.</text:span></text:p>
        <text:list xml:id="list122447589244445" text:continue-numbering="true" text:style-name="WW8Num4">
          <text:list-item>
            <text:list>
              <text:list-item>
                <text:list>
                  <text:list-item>
                    <text:h text:style-name="P35" text:outline-level="2"><draw:frame draw:style-name="fr5" draw:name="Frame5" text:anchor-type="paragraph" svg:x="0.0252in" svg:y="0.1354in" svg:width="3.3409in" draw:z-index="22"><draw:text-box fo:min-height="2.5602in"><text:p text:style-name="P39"><draw:frame draw:style-name="fr9" draw:name="Object19" text:anchor-type="paragraph" svg:width="3.3409in" style:rel-width="100%" svg:height="2.0618in" style:rel-height="scale" draw:z-index="23"><draw:object xlink:href="./Object 19" xlink:type="simple" xlink:show="embed" xlink:actuate="onLoad"/><draw:image xlink:href="./ObjectReplacements/Object 19" xlink:type="simple" xlink:show="embed" xlink:actuate="onLoad"/></draw:frame>Illustration <text:sequence text:ref-name="refIllustration3" text:name="Illustration" text:formula="ooow:Illustration+1" style:num-format="1">4</text:sequence>: Sampling issue data by dividing time into equally-spaced periods.</text:p></draw:text-box></draw:frame><text:soft-page-break/><text:span text:style-name="T7">Establishing Stationarity</text:span></text:h>
                  </text:list-item>
                </text:list>
              </text:list-item>
            </text:list>
          </text:list-item>
        </text:list>
        <text:p text:style-name="P13"><text:span text:style-name="T7">To establish stationarity, we first need to see if we can rule out the presence of a stochastic trend by applying the augmented Dickey-Fuller (ADF) test. If we can indeed rule out a stochastic trend, we should be able to confirm stationarity by applying the KPSS test. Or, if a stochastic trend can not be ruled out, then KPSS test should be applied to check that trend stationarity is also rejected. If data is found to be have a stochastic trend, it should be differenced and then retested to confirm (trend) stationarity.</text:span></text:p>
        <text:p text:style-name="P13"><text:span text:style-name="T7">The the </text:span><text:span text:style-name="T2">urca</text:span><text:span text:style-name="T2"><text:note text:id="ftn3" text:note-class="footnote"><text:note-citation>5</text:note-citation><text:note-body><text:p text:style-name="P42">The <text:a xlink:type="simple" xlink:href="http://cran.r-project.org/web/packages/urca">urca</text:a> library provides tests for time series data, and is freely available as a package for the R computing environment.</text:p></text:note-body></text:note></text:span><text:span text:style-name="T7"> library provides </text:span><text:span text:style-name="T25">ur.df</text:span><text:span text:style-name="T7"> and </text:span><text:span text:style-name="T25">ur.kpss</text:span><text:span text:style-name="T7"> functions for performing these test. In both tests, it will be assumed that the deterministic component is constant, with an intercept but no trend.</text:span></text:p>
        <text:list xml:id="list122446644853551" text:continue-numbering="true" text:style-name="WW8Num4">
          <text:list-item>
            <text:list>
              <text:list-item>
                <text:list>
                  <text:list-item>
                    <text:h text:style-name="P35" text:outline-level="2"><text:span text:style-name="T7">Time Windowing</text:span></text:h>
                  </text:list-item>
                </text:list>
              </text:list-item>
            </text:list>
          </text:list-item>
        </text:list>
        <text:p text:style-name="P13"><text:span text:style-name="T7">It is assumed that the SW development process underlying a given project may change over time. Rather than developing a model that also changes over time, the data will be kept for modeling only if it occurs within a time window. This will limit the amount of process change the model is exposed to. The time window should balance between more observations, to capture consistent long-term behaviors, and less observations, to limit exposure inconsistent short-term behaviors.</text:span></text:p>
        <text:p text:style-name="P13"><text:span text:style-name="T7">Taking this approach means that the entire modeling methodology will be executed for each time-windowed part of the data.</text:span></text:p>
        <text:list xml:id="list122446520330926" text:continue-numbering="true" text:style-name="WW8Num4">
          <text:list-item>
            <text:h text:style-name="P35" text:outline-level="2"><text:span text:style-name="T7">Modeling Methodology</text:span></text:h>
          </text:list-item>
        </text:list>
        <text:p text:style-name="P14"><text:span text:style-name="T7">The typical methodology used for building time series models involves specification, estimation, and diagnostics checking</text:span><text:span text:style-name="T12">[4, p. 478]</text:span><text:span text:style-name="T7">. Once specified and estimated, the diagnostic checking step ensures that only valid models are considered for selection. The final step of modeling would be selection, where models are compared by some model selection criterion</text:span><text:span text:style-name="T12">[4, pg. 581]</text:span><text:span text:style-name="T7">.</text:span></text:p>
        <text:list xml:id="list122447180487068" text:continue-numbering="true" text:style-name="WW8Num4">
          <text:list-item>
            <text:list>
              <text:list-item>
                <text:h text:style-name="P35" text:outline-level="2"><text:span text:style-name="T7">Model Specification &amp; Estimation</text:span></text:h>
              </text:list-item>
            </text:list>
          </text:list-item>
        </text:list>
        <text:p text:style-name="P14"><text:span text:style-name="T7">Specification of VARX(p) model is accomplished by choosing an order </text:span><text:span text:style-name="T2">p</text:span><text:span text:style-name="T7">, which is the number of autoregressive terms to include in the model. Once an order is specified, the model parameters can be estimated by a procedure such as least squares regression.</text:span></text:p>
        <text:p text:style-name="P14"><text:span text:style-name="T7">The model order will directly affect number of parameters included in the model. One goal of specification will be to avoid having too many parameters relative to the number of observations. The following derivation will lead to a simple rule for limiting the model order in this respect. First, let </text:span><text:span text:style-name="T2">n</text:span><text:span text:style-name="T7"> be the number of time samples in a time series. When their are </text:span><text:span text:style-name="T2">m</text:span><text:span text:style-name="T7"> time series, each sample contains </text:span><text:span text:style-name="T2">m</text:span><text:span text:style-name="T7"> observations, so there are </text:span><text:span text:style-name="T6">mn</text:span><text:span text:style-name="T1"> </text:span><text:span text:style-name="T7">total observations for all time series. Next, for a VARX(p) model of the m time series variables, there are </text:span><text:span text:style-name="T2">m</text:span><text:span text:style-name="T27">2</text:span><text:span text:style-name="T2">p</text:span><text:span text:style-name="T7"> unknown parameters to be estimated. Let the ratio of observations to parameters be denoted by</text:span></text:p>
        <text:p text:style-name="P15"><text:span text:style-name="T7"><draw:frame draw:style-name="fr8" draw:name="Object3" text:anchor-type="as-char" svg:y="-0.2028in" svg:width="0.9256in" svg:height="0.3465in" draw:z-index="6"><draw:object xlink:href="./Object 3" xlink:type="simple" xlink:show="embed" xlink:actuate="onLoad"/><draw:image xlink:href="./ObjectReplacements/Object 3" xlink:type="simple" xlink:show="embed" xlink:actuate="onLoad"/></draw:frame></text:span></text:p>
        <text:p text:style-name="P17"><text:span text:style-name="T7">T</text:span><text:span text:style-name="T6">o keep </text:span><text:span text:style-name="T1">K</text:span><text:span text:style-name="T6"> </text:span><text:span text:style-name="T8">at or above some minimum ratio </text:span><text:span text:style-name="T3">K</text:span><text:span text:style-name="T28">min</text:span><text:span text:style-name="T8"> , we form the inequality</text:span></text:p>
        <text:p text:style-name="P16"><text:span text:style-name="T8"><draw:frame draw:style-name="fr8" draw:name="Object5" text:anchor-type="as-char" svg:y="-0.2028in" svg:width="0.8925in" svg:height="0.3272in" draw:z-index="8"><draw:object xlink:href="./Object 5" xlink:type="simple" xlink:show="embed" xlink:actuate="onLoad"/><draw:image xlink:href="./ObjectReplacements/Object 5" xlink:type="simple" xlink:show="embed" xlink:actuate="onLoad"/></draw:frame></text:span></text:p>
        <text:p text:style-name="Text_20_body"><text:span text:style-name="T8">In terms of </text:span><text:span text:style-name="T3">p</text:span><text:span text:style-name="T8"> this becomes</text:span></text:p>
        <text:p text:style-name="P19"><draw:frame draw:style-name="fr8" draw:name="Object6" text:anchor-type="as-char" svg:y="-0.2028in" svg:width="0.6638in" svg:height="0.3472in" draw:z-index="9"><draw:object xlink:href="./Object 6" xlink:type="simple" xlink:show="embed" xlink:actuate="onLoad"/><draw:image xlink:href="./ObjectReplacements/Object 6" xlink:type="simple" xlink:show="embed" xlink:actuate="onLoad"/></draw:frame></text:p>
        <text:p text:style-name="Text_20_body">For a fixed value of K min , an upper bound on the model order would be</text:p>
        <text:p text:style-name="P19"><draw:frame draw:style-name="fr8" draw:name="Object7" text:anchor-type="as-char" svg:y="-0.2201in" svg:width="0.8992in" svg:height="0.3819in" draw:z-index="10"><draw:object xlink:href="./Object 7" xlink:type="simple" xlink:show="embed" xlink:actuate="onLoad"/><draw:image xlink:href="./ObjectReplacements/Object 7" xlink:type="simple" xlink:show="embed" xlink:actuate="onLoad"/></draw:frame></text:p>
        <text:p text:style-name="P18">With this upper bound, model specification will include the generation of models having order<draw:frame draw:style-name="fr8" draw:name="Object8" text:anchor-type="as-char" svg:y="-0.1236in" svg:width="0.7126in" svg:height="0.1744in" draw:z-index="11"><draw:object xlink:href="./Object 8" xlink:type="simple" xlink:show="embed" xlink:actuate="onLoad"/><draw:image xlink:href="./ObjectReplacements/Object 8" xlink:type="simple" xlink:show="embed" xlink:actuate="onLoad"/></draw:frame>. These models, with their estimated parameters, will be candidates for final model selection after undergoing diagnostic checking.</text:p>
        <text:p text:style-name="P18">To estimating the parameters of a VARX model, the <text:span text:style-name="T1">dse</text:span><text:span text:style-name="T1"><text:note text:id="ftn4" text:note-class="footnote"><text:note-citation>6</text:note-citation><text:note-body><text:p text:style-name="P43">The <text:a xlink:type="simple" xlink:href="http://cran.r-project.org/web/packages/dse">dse</text:a> library provides tools for time series models, and is freely available as a package for the R computing environment.</text:p></text:note-body></text:note></text:span> library provides the <text:span text:style-name="T26">estVARXar</text:span> function.</text:p>
        <text:list xml:id="list122446324909825" text:continue-numbering="true" text:style-name="WW8Num4">
          <text:list-item>
            <text:list>
              <text:list-item>
                <text:h text:style-name="P35" text:outline-level="2"><text:span text:style-name="T7">Diagnostics Checking</text:span></text:h>
              </text:list-item>
            </text:list>
          </text:list-item>
        </text:list>
        <text:p text:style-name="P18"><text:span text:style-name="T7">To verify that a model can be accepted, diagnostic checking is performed. Included in this step is testing for stability and for model inadequacy.</text:span></text:p>
        <text:list xml:id="list122446948833622" text:continue-numbering="true" text:style-name="WW8Num4">
          <text:list-item>
            <text:list>
              <text:list-item>
                <text:list>
                  <text:list-item>
                    <text:h text:style-name="P35" text:outline-level="2"><text:span text:style-name="T7">Stability Tests</text:span></text:h>
                  </text:list-item>
                </text:list>
              </text:list-item>
            </text:list>
          </text:list-item>
        </text:list>
        <text:p text:style-name="P18"><text:span text:style-name="T7">For an ARMA model to be stable, the roots of the process characteristic equation must lie outside the unit circle</text:span><text:span text:style-name="T12">[4, p. 56]</text:span><text:span text:style-name="T7">. Equivalently, the inverse of the roots must lie inside the unit circle. The </text:span><text:span text:style-name="T2">dse</text:span><text:span text:style-name="T7"> library provides the </text:span><text:span text:style-name="T25">stability</text:span><text:span text:style-name="T7"> function for performing this test.</text:span></text:p>
        <text:list xml:id="list122447161618202" text:continue-numbering="true" text:style-name="WW8Num4">
          <text:list-item>
            <text:list>
              <text:list-item>
                <text:list>
                  <text:list-item>
                    <text:h text:style-name="P35" text:outline-level="2"><text:span text:style-name="T7">Portmanteau Test</text:span></text:h>
                  </text:list-item>
                </text:list>
              </text:list-item>
            </text:list>
          </text:list-item>
        </text:list>
        <text:p text:style-name="P18"><text:span text:style-name="T7">For an adequate ARMA model, it can be shown that ”As the series length increases, the [model residuals] become close to </text:span><text:soft-page-break/><text:span text:style-name="T7">the white noise...”</text:span><text:span text:style-name="T12">[4, p. 338]</text:span><text:span text:style-name="T7">. For this reason, there </text:span><text:span text:style-name="T6">are model inadequacy tests formed around a study of the residuals. These lack-of-fit tests are a kind of portmanteau test.</text:span></text:p>
        <text:p text:style-name="P18"><text:span text:style-name="T6">One of these tests, the Ljung-Box test, forms a statistic from the autocorrelation of the residuals (up to some lag). In this test, the null hypothesis is that residuals are independent, so their autocorrelation is not high enough to be distinguished from a white noise series. To support this hypothesis, the test p-value should be above some level of significance, say 5%. The </text:span><text:span text:style-name="T1">stats</text:span><text:span text:style-name="T1"><text:note text:id="ftn5" text:note-class="footnote"><text:note-citation>7</text:note-citation><text:note-body><text:p text:style-name="P44">The <text:a xlink:type="simple" xlink:href="http://stat.ethz.ch/R-manual/R-patched/library/stats/html/00Index.html">stats</text:a> library provides core statistics functions, and is freely available as a package for the R computing environment.</text:p></text:note-body></text:note></text:span><text:span text:style-name="T6"> library provides the </text:span><text:span text:style-name="T24">Box.test</text:span><text:span text:style-name="T6"> function for performing the Ljung-Box test.</text:span></text:p>
        <text:list xml:id="list122446110356192" text:continue-numbering="true" text:style-name="WW8Num4">
          <text:list-item>
            <text:list>
              <text:list-item>
                <text:list>
                  <text:list-item>
                    <text:h text:style-name="P35" text:outline-level="2"><text:span text:style-name="T7">Model Selection</text:span></text:h>
                  </text:list-item>
                </text:list>
              </text:list-item>
            </text:list>
          </text:list-item>
        </text:list>
        <text:p text:style-name="P18"><text:span text:style-name="T7">Model selection criteria are used to compare models by their fit, to minimize residual error, and penalizing the model to some degree by the number of parameters. In the case of Akaike Information Criterion (AIC), for ARMA models in general:</text:span></text:p>
        <text:p text:style-name="P18"><text:span text:style-name="T7"><draw:frame draw:style-name="fr8" draw:name="Object9" text:anchor-type="as-char" svg:y="-0.1346in" svg:width="1.2638in" svg:height="0.1862in" draw:z-index="12"><draw:object xlink:href="./Object 9" xlink:type="simple" xlink:show="embed" xlink:actuate="onLoad"/><draw:image xlink:href="./ObjectReplacements/Object 9" xlink:type="simple" xlink:show="embed" xlink:actuate="onLoad"/></draw:frame></text:span><text:span text:style-name="T7">,</text:span></text:p>
        <text:p text:style-name="P31"><text:span text:style-name="T7">where n is the number of samples, r is the number of parameters, and</text:span><text:span text:style-name="T7"><draw:frame draw:style-name="fr8" draw:name="Object10" text:anchor-type="as-char" svg:y="-0.1339in" svg:width="0.2236in" svg:height="0.1846in" draw:z-index="13"><draw:object xlink:href="./Object 10" xlink:type="simple" xlink:show="embed" xlink:actuate="onLoad"/><draw:image xlink:href="./ObjectReplacements/Object 10" xlink:type="simple" xlink:show="embed" xlink:actuate="onLoad"/></draw:frame></text:span><text:span text:style-name="T7">is the residual covariance matrix estimate. AICc and BIC are other well-known selection criteria. But, according to Bisgaard and Kulahci, “The penalty for introducing unnecessary parameters is more severe for BIC and AICC than for AIC”</text:span><text:span text:style-name="T12">[3]</text:span><text:span text:style-name="T7">. A less severe penalty for the number of parameters would be preferred in this case, since we are already limiting the number of parameters in the model specification step, and because additional parameters may in fact be necessary to account for time series autocorrelations with higher lags. Therefore, AIC will be used as the selection criterion.</text:span></text:p>
        <text:p text:style-name="Text_20_body"><text:span text:style-name="T7">The </text:span><text:span text:style-name="T2">dse</text:span><text:span text:style-name="T7"> library provides the </text:span><text:span text:style-name="T25">bestTSestModel</text:span><text:span text:style-name="T7"> function for performing model selection.</text:span></text:p>
        <text:list xml:id="list122448038225979" text:continue-numbering="true" text:style-name="WW8Num4">
          <text:list-item>
            <text:h text:style-name="P35" text:outline-level="2"><text:span text:style-name="T7">Results</text:span></text:h>
            <text:list>
              <text:list-item>
                <text:h text:style-name="P36" text:outline-level="2"><text:span text:style-name="T7">Data Collection</text:span></text:h>
              </text:list-item>
            </text:list>
          </text:list-item>
        </text:list>
        <text:p text:style-name="P20"><text:span text:style-name="T7">The MongoDB dataset was collected according to the methodology in the Data Methodology section, and the data set was sampled with a 7-day sample period to create the following time series: bugs </text:span><text:span text:style-name="T9">created, </text:span><text:span text:style-name="T7">improvements resolved, </text:span><text:span text:style-name="T9">and </text:span><text:span text:style-name="T7">new features resolved. These time series will be denoted </text:span><text:span text:style-name="T2">Y</text:span><text:span text:style-name="T30">bug</text:span><text:span text:style-name="T7">, </text:span><text:span text:style-name="T2">Y</text:span><text:span text:style-name="T29">imp</text:span><text:span text:style-name="T7">, and </text:span><text:span text:style-name="T2">Y</text:span><text:span text:style-name="T30">new</text:span><text:span text:style-name="T7">, respectively, and are shown in figure 5.</text:span></text:p>
        <text:list xml:id="list122446140605025" text:continue-numbering="true" text:style-name="WW8Num4">
          <text:list-item>
            <text:list>
              <text:list-item>
                <text:h text:style-name="P35" text:outline-level="2"><text:span text:style-name="T7">Stationarity Testing</text:span></text:h>
              </text:list-item>
            </text:list>
          </text:list-item>
        </text:list>
        <text:p text:style-name="P21"><text:span text:style-name="T7">Before modeling, the time series were all checked for stationarity. The result of the ADF unit root and KPSS stationarity tests are listed in tables 2 and 3, respectively. Remember that for these tests, we need low significance for the unit root test and high significance for the stationarity test. This will allow us to reject the </text:span><text:span text:style-name="T11">hypothesis</text:span><text:span text:style-name="T7"> that a time series has a unit root (is not stationary) and fail to reject the hypothesis that the time series is stationary.</text:span></text:p>
        <text:p text:style-name="P21"><text:span text:style-name="T7">The unit root tests showed less than 1% significance for all time series. However, the stationarity test also showed low significance. Since there is disagreement in the test results, the time series will all be differenced and the tests re-run.</text:span></text:p>
        <text:p text:style-name="P26"><text:span text:style-name="T7">After differencing we obtain the time series shown in figure 6, which will be referred to as</text:span><text:span text:style-name="T30"><draw:frame draw:style-name="fr8" draw:name="Object12" text:anchor-type="as-char" svg:y="-0.111in" svg:width="0.3535in" svg:height="0.1571in" draw:z-index="15"><draw:object xlink:href="./Object 12" xlink:type="simple" xlink:show="embed" xlink:actuate="onLoad"/><draw:image xlink:href="./ObjectReplacements/Object 12" xlink:type="simple" xlink:show="embed" xlink:actuate="onLoad"/></draw:frame></text:span><text:span text:style-name="T7">,</text:span><text:span text:style-name="T29"><draw:frame draw:style-name="fr8" draw:name="Object13" text:anchor-type="as-char" svg:y="-0.111in" svg:width="0.3563in" svg:height="0.1571in" draw:z-index="16"><draw:object xlink:href="./Object 13" xlink:type="simple" xlink:show="embed" xlink:actuate="onLoad"/><draw:image xlink:href="./ObjectReplacements/Object 13" xlink:type="simple" xlink:show="embed" xlink:actuate="onLoad"/></draw:frame></text:span><text:span text:style-name="T7">, and </text:span><text:span text:style-name="T30"><draw:frame draw:style-name="fr8" draw:name="Object14" text:anchor-type="as-char" svg:y="-0.111in" svg:width="0.3689in" svg:height="0.1575in" draw:z-index="17"><draw:object xlink:href="./Object 14" xlink:type="simple" xlink:show="embed" xlink:actuate="onLoad"/><draw:image xlink:href="./ObjectReplacements/Object 14" xlink:type="simple" xlink:show="embed" xlink:actuate="onLoad"/></draw:frame></text:span><text:span text:style-name="T7">. Now, the result of the unit root and stationarity test (listed in tables 4 and 5) both agree. That is, we can reject the hypothesis that a unit root is present at the 1% significance level and we have significance to accept stationarity with greater than 10% significance. Hence, the differenced time series will be used to move forward with modeling.</text:span></text:p>
        <text:list xml:id="list122448114004762" text:continue-numbering="true" text:style-name="WW8Num4">
          <text:list-item>
            <text:list>
              <text:list-item>
                <text:h text:style-name="P35" text:outline-level="2"><text:span text:style-name="T7">Time Windowing</text:span></text:h>
              </text:list-item>
            </text:list>
          </text:list-item>
        </text:list>
        <text:p text:style-name="P25"><text:span text:style-name="T7">A 78-week time window (approximately 18 months) was established to restrict model scope. Three of these windowed periods, non-overlapping, were kept for modeling, and will be denoted </text:span><text:span text:style-name="T2">W</text:span><text:span text:style-name="T29">1−78</text:span><text:span text:style-name="T7">, </text:span><text:span text:style-name="T2">W</text:span><text:span text:style-name="T29">79−156</text:span><text:span text:style-name="T7">, and </text:span><text:span text:style-name="T2">W</text:span><text:span text:style-name="T29">157−234</text:span><text:span text:style-name="T7">.</text:span></text:p>
        <text:list xml:id="list122447035555319" text:continue-numbering="true" text:style-name="WW8Num4">
          <text:list-item>
            <text:list>
              <text:list-item>
                <text:h text:style-name="P35" text:outline-level="2"><text:span text:style-name="T7">Time Series Model</text:span></text:h>
              </text:list-item>
            </text:list>
          </text:list-item>
        </text:list>
        <text:p text:style-name="P24"><text:span text:style-name="T7">The VARX model, discussed in the Time Series Modeling section, was used to model the time series. This model was used because there are multiple time series to be considered jointly. </text:span><text:span text:style-name="T10">The</text:span><text:span text:style-name="T7"><draw:frame draw:style-name="fr8" draw:name="Object15" text:anchor-type="as-char" svg:y="-0.111in" svg:width="0.3689in" svg:height="0.1575in" draw:z-index="18"><draw:object xlink:href="./Object 15" xlink:type="simple" xlink:show="embed" xlink:actuate="onLoad"/><draw:image xlink:href="./ObjectReplacements/Object 15" xlink:type="simple" xlink:show="embed" xlink:actuate="onLoad"/><svg:desc>formula</svg:desc></draw:frame></text:span><text:span text:style-name="T7">and </text:span><text:span text:style-name="T7"><draw:frame draw:style-name="fr8" draw:name="Object16" text:anchor-type="as-char" svg:y="-0.111in" svg:width="0.3563in" svg:height="0.1571in" draw:z-index="19"><draw:object xlink:href="./Object 16" xlink:type="simple" xlink:show="embed" xlink:actuate="onLoad"/><draw:image xlink:href="./ObjectReplacements/Object 16" xlink:type="simple" xlink:show="embed" xlink:actuate="onLoad"/><svg:desc>formula</svg:desc></draw:frame></text:span><text:span text:style-name="T7">time series were both considered exogenous, so that hypothetical future values could be considered in comparison of release plans, as discussed in the Motivation section.</text:span></text:p>
        <text:list xml:id="list122446342805972" text:continue-numbering="true" text:style-name="WW8Num4">
          <text:list-item>
            <text:list>
              <text:list-item>
                <text:h text:style-name="P35" text:outline-level="2"><text:span text:style-name="T7">Model Specification &amp; Estimation</text:span></text:h>
              </text:list-item>
            </text:list>
          </text:list-item>
        </text:list>
        <text:p text:style-name="P21"><text:span text:style-name="T7">By selecting </text:span><text:span text:style-name="T7"><draw:frame draw:style-name="fr8" draw:name="Object17" text:anchor-type="as-char" svg:y="-0.111in" svg:width="0.4689in" svg:height="0.1571in" draw:z-index="20"><draw:object xlink:href="./Object 17" xlink:type="simple" xlink:show="embed" xlink:actuate="onLoad"/><draw:image xlink:href="./ObjectReplacements/Object 17" xlink:type="simple" xlink:show="embed" xlink:actuate="onLoad"/></draw:frame></text:span><text:span text:style-name="T7">, a maximum model order is obtained by</text:span></text:p>
        <text:p text:style-name="P22"><text:span text:style-name="T7"><draw:frame draw:style-name="fr8" draw:name="Object11" text:anchor-type="as-char" svg:y="-0.2193in" svg:width="1.4602in" svg:height="0.3728in" draw:z-index="14"><draw:object xlink:href="./Object 11" xlink:type="simple" xlink:show="embed" xlink:actuate="onLoad"/><draw:image xlink:href="./ObjectReplacements/Object 11" xlink:type="simple" xlink:show="embed" xlink:actuate="onLoad"/></draw:frame></text:span></text:p>
        <text:p text:style-name="P21"><text:span text:style-name="T7">Models of order </text:span><text:span text:style-name="T7"><draw:frame draw:style-name="fr8" draw:name="Object18" text:anchor-type="as-char" svg:y="-0.111in" svg:width="0.6472in" svg:height="0.1571in" draw:z-index="21"><draw:object xlink:href="./Object 18" xlink:type="simple" xlink:show="embed" xlink:actuate="onLoad"/><draw:image xlink:href="./ObjectReplacements/Object 18" xlink:type="simple" xlink:show="embed" xlink:actuate="onLoad"/></draw:frame></text:span><text:span text:style-name="T7"> were estimated for later diagnostic checking.</text:span></text:p>
        <text:list xml:id="list122447220812598" text:continue-numbering="true" text:style-name="WW8Num4">
          <text:list-item>
            <text:list>
              <text:list-item>
                <text:h text:style-name="P35" text:outline-level="2"><text:span text:style-name="T7">Model Diagnostic Checking</text:span></text:h>
              </text:list-item>
            </text:list>
          </text:list-item>
        </text:list>
        <text:p text:style-name="P23"><text:span text:style-name="T7">Candidate models were tested for stability and inadequacy. A 5% significance level was used in the Ljung-Box test. The results for each windowed period are shown in table 6. All model orders were stable for all windowed periods. Several model orders were found to be inadequate by the Ljung-Box test: orders 1-2 for period </text:span><text:span text:style-name="T2">W</text:span><text:span text:style-name="T29">1−78</text:span><text:span text:style-name="T7">, and order 5 for period </text:span><text:span text:style-name="T2">W</text:span><text:span text:style-name="T29">157−234</text:span><text:span text:style-name="T7">.</text:span></text:p>
        <text:list xml:id="list122447264170998" text:continue-numbering="true" text:style-name="WW8Num4">
          <text:list-item>
            <text:list>
              <text:list-item>
                <text:h text:style-name="P35" text:outline-level="2"><text:span text:style-name="T7">Model Selection</text:span></text:h>
              </text:list-item>
            </text:list>
          </text:list-item>
        </text:list>
        <text:p text:style-name="P27"><text:span text:style-name="T7">Models that were not rejected for instability or inadequacy were then compared and the best for each windowed period was selected by AIC selection criterion. The results of selection are shown in table 7, with orders 4, 1, and 1 being chosen for periods </text:span><text:span text:style-name="T2">W</text:span><text:span text:style-name="T29">1−78</text:span><text:span text:style-name="T7">, </text:span><text:span text:style-name="T2">W</text:span><text:span text:style-name="T29">79−156</text:span><text:span text:style-name="T7">, and </text:span><text:span text:style-name="T2">W</text:span><text:span text:style-name="T29">157−234</text:span><text:span text:style-name="T7">, respectively. The fit for each of these models is demonstrated by plotting one-step predictions along with actual values, shown for each model in figure 7.</text:span></text:p>
        <text:list xml:id="list122446770322731" text:continue-numbering="true" text:style-name="WW8Num4">
          <text:list-item>
            <text:h text:style-name="P32" text:outline-level="1">Conclusions and Future Work</text:h>
          </text:list-item>
        </text:list>
        <text:p text:style-name="Heading_20_5">Acknowledgment <text:span text:style-name="T1">(Heading 5)</text:span></text:p>
        <text:p text:style-name="Text_20_body">The preferred spelling of the word “acknowledgment” in America is without an “e” after the “g”. Avoid the stilted expression, “One of us (R. B. G.) thanks . . .” <text:s/>Instead, try “R. B. G. thanks”. Put sponsor acknowledgments in the unnum-bered footnote on the first page.</text:p>
        <text:p text:style-name="Heading_20_5"><text:soft-page-break/>References</text:p>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 .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6080455844418060467" text:style-name="WW8Num5">
          <text:list-item>
            <text:p text:style-name="references">G. Eason, B. Noble, and I. N. Sneddon, “On certain integrals of Lipschitz-Hankel type involving products of Bessel functions,” Phil. Trans. Roy. Soc. London, vol. A247, pp. 529–551, April 1955. <text:span text:style-name="T1">(references)</text:span></text:p>
          </text:list-item>
          <text:list-item>
            <text:p text:style-name="references">J. Clerk Maxwell, A Treatise on Electricity and Magnetism, 3rd ed., vol. 2. Oxford: Clarendon, 1892, pp.68–73.</text:p>
          </text:list-item>
          <text:list-item>
            <text:p text:style-name="references">I. S. Jacobs and C. P. Bean, “Fine particles, thin films and exchange anisotropy,” in Magnetism, vol. III, G. T. Rado and H. Suhl, Eds. New York: Academic, 1963, pp. 271–350.</text:p>
          </text:list-item>
          <text:list-item>
            <text:p text:style-name="references">K. Elissa, “Title of paper if known,” unpublished.</text:p>
          </text:list-item>
          <text:list-item>
            <text:p text:style-name="references">R. Nicole, “Title of paper with only first word capitalized,” J. Name Stand. Abbrev., in press.</text:p>
          </text:list-item>
          <text:list-item>
            <text:p text:style-name="references">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tion4">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roid Sans Fallback1" svg:font-family="'Droid Sans Fallback'" style:font-family-generic="modern"/>
    <style:font-face style:name="Liberation Mono" svg:font-family="'Liberation Mono', 'Courier New'" style:font-family-generic="modern"/>
    <style:font-face style:name="MS Mincho" svg:font-family="'MS Mincho', 'ＭＳ 明朝'" style:font-family-generic="modern"/>
    <style:font-face style:name="Liberation Mono2" svg:font-family="'Liberation Mono'" style:font-family-generic="roman"/>
    <style:font-face style:name="FreeSans1" svg:font-family="FreeSans" style:font-family-generic="swiss"/>
    <style:font-face style:name="Liberation Mono1" svg:font-family="'Liberation Mono'" style:font-family-generic="modern" style:font-pitch="fixed"/>
    <style:font-face style:name="Droid Sans Fallback2" svg:font-family="'Droid Sans Fallback'" style:font-pitch="variable"/>
    <style:font-face style:name="FreeSans2" svg:font-family="FreeSans" style:font-pitch="variable"/>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4"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4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list-style-name="WW8Num4" style:class="text">
      <style:paragraph-properties fo:margin-left="0.2in" fo:margin-right="0in" fo:margin-top="0.0835in" fo:margin-bottom="0.0417in" style:contextual-spacing="false" fo:text-align="start" style:justify-single-word="false" fo:keep-together="always" fo:text-indent="-0.2in" style:auto-text-indent="false" fo:keep-with-next="alway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list-style-name="WW8Num4"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list-style-name="WW8Num4" style:class="text">
      <style:paragraph-properties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en" fo:country="US" style:language-asian="en" style:country-asian="US"/>
    </style:style>
    <style:style style:name="Heading_20_6" style:display-name="Heading 6" style:family="paragraph" style:parent-style-name="Heading" style:next-style-name="Text_20_body" style:list-style-name="WW8Num1"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list-style-name="WW8Num1" style:class="text">
      <style:paragraph-properties fo:margin-top="0.0417in" fo:margin-bottom="0.0417in" style:contextual-spacing="false"/>
      <style:text-properties fo:font-size="11pt" fo:font-weight="bold" style:font-size-asian="11pt" style:font-weight-asian="bold" style:font-size-complex="11pt" style:font-weight-complex="bold"/>
    </style:style>
    <style:style style:name="Abstract" style:family="paragraph">
      <style:paragraph-properties fo:margin-top="0in" fo:margin-bottom="0.139in" style:contextual-spacing="false" fo:text-align="justify" style:justify-single-word="false" fo:orphans="2" fo:widows="2" fo:hyphenation-ladder-count="no-limit"/>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top="0.0555in" fo:margin-bottom="0.139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2in" style:auto-text-indent="false"/>
      <style:text-properties style:use-window-font-color="true" style:font-name="Times New Roman" fo:font-family="'Times New Roman'" style:font-family-generic="roman" style:font-pitch="variable" fo:font-size="9pt" fo:language="en" fo:country="US" fo:font-style="italic" fo:font-weight="bold" style:font-name-asian="SimSun" style:font-family-asian="SimSun, 宋体"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en" style:country-asian="US"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en" style:country-asian="US" style:font-name-complex="Times New Roman" style:font-family-complex="'Times New Roman'" style:font-family-generic-complex="roman" style:font-pitch-complex="variable" style:font-size-complex="24pt" style:language-complex="ar" style:country-complex="SA" fo:hyphenate="false" fo:hyphenation-remain-char-count="2" fo:hyphenation-push-char-count="2"/>
    </style:style>
    <style:style style:name="references" style:family="paragraph" style:list-style-name="WW8Num5">
      <style:paragraph-properties fo:margin-top="0in" fo:margin-bottom="0.0346in" style:contextual-spacing="false" fo:line-height="0.1252in"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style:contextual-spacing="false" fo:text-align="end" style:justify-single-word="false" fo:orphans="2" fo:widows="2" fo:hyphenation-ladder-count="no-limit"/>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7">
      <style:paragraph-properties fo:margin-top="0.1665in" fo:margin-bottom="0.0835in" style: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Droid Sans Fallback1" style:font-family-asian="'Droid Sans Fallback'"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4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4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4z4" style:family="text">
      <style:text-properties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4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4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4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4z4" style:num-format="">
        <style:list-level-properties text:list-level-position-and-space-mode="label-alignment">
          <style:list-level-label-alignment text:label-followed-by="nothing" fo:margin-left="2in"/>
        </style:list-level-properties>
      </text:outline-level-style>
      <text:outline-level-style text:level="6" text:style-name="WW8Num4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4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4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4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4" style:num-format="">
        <style:list-level-properties text:list-level-position-and-space-mode="label-alignment">
          <style:list-level-label-alignment text:label-followed-by="nothing" fo:margin-left="2in"/>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4z4" style:num-format="">
        <style:list-level-properties text:list-level-position-and-space-mode="label-alignment">
          <style:list-level-label-alignment text:label-followed-by="nothing" fo:margin-left="2in"/>
        </style:list-level-properties>
      </text:list-level-style-number>
      <text:list-level-style-number text:level="6" text:style-name="WW8Num4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4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4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4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James Tunnell</meta:initial-creator>
    <meta:creation-date>2015-03-09T15:50:29.306470300</meta:creation-date>
    <dc:creator>James Tunnell</dc:creator>
    <dc:date>2015-03-10T12:24:45.880595344</dc:date>
    <meta:editing-cycles>29</meta:editing-cycles>
    <meta:editing-duration>PT14H10M26S</meta:editing-duration>
    <meta:generator>LibreOffice/4.2.7.2$Linux_X86_64 LibreOffice_project/420m0$Build-2</meta:generator>
    <meta:document-statistic meta:table-count="0" meta:image-count="0" meta:object-count="19" meta:page-count="7" meta:paragraph-count="172" meta:word-count="5078" meta:character-count="31889" meta:non-whitespace-character-count="269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font-name="Liberation Serif" fo:font-size="16pt" style:font-size-asian="16pt" style:font-size-complex="16pt"/>
    </style:style>
    <style:style style:name="T1" style:family="text">
      <style:text-properties style:font-name="Liberation Seri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5.791cm" svg:height="0.913cm" svg:x="5.823cm" svg:y="4.583cm">
          <text:p text:style-name="P1"><text:span text:style-name="T1">Non-explanatory model</text:span></text:p>
          <draw:enhanced-geometry svg:viewBox="0 0 21600 21600" draw:type="rectangle" draw:enhanced-path="M 0 0 L 21600 0 21600 21600 0 21600 0 0 Z N"/>
        </draw:custom-shape>
        <draw:custom-shape draw:style-name="gr1" draw:text-style-name="P2" xml:id="id1" draw:id="id1" draw:layer="layout" svg:width="3.683cm" svg:height="1.032cm" svg:x="2.397cm" svg:y="2.016cm">
          <text:p text:style-name="P1"><text:span text:style-name="T1">Release plan 1</text:span></text:p>
          <draw:enhanced-geometry svg:viewBox="0 0 21600 21600" draw:type="rectangle" draw:enhanced-path="M 0 0 L 21600 0 21600 21600 0 21600 0 0 Z N"/>
        </draw:custom-shape>
        <draw:custom-shape draw:style-name="gr1" draw:text-style-name="P2" xml:id="id3" draw:id="id3" draw:layer="layout" svg:width="5.461cm" svg:height="0.937cm" svg:x="5.953cm" svg:y="6.683cm">
          <text:p text:style-name="P1"><text:span text:style-name="T1">Predicted defects</text:span></text:p>
          <draw:enhanced-geometry svg:viewBox="0 0 21600 21600" draw:type="rectangle" draw:enhanced-path="M 0 0 L 21600 0 21600 21600 0 21600 0 0 Z N"/>
        </draw:custom-shape>
        <draw:connector draw:style-name="gr2" draw:text-style-name="P1" draw:layer="layout" svg:x1="4.238cm" svg:y1="3.048cm" svg:x2="8.718cm" svg:y2="4.583cm" draw:start-shape="id1" draw:start-glue-point="2" draw:end-shape="id2" draw:end-glue-point="0" svg:d="M4238 3048v767h4480v768" svg:viewBox="0 0 4481 1536">
          <text:p/>
        </draw:connector>
        <draw:connector draw:style-name="gr2" draw:text-style-name="P1" draw:layer="layout" svg:x1="8.718cm" svg:y1="5.496cm" svg:x2="8.683cm" svg:y2="6.683cm" draw:start-shape="id2" draw:start-glue-point="2" draw:end-shape="id3" draw:end-glue-point="0" svg:d="M8718 5496v593h-35v594" svg:viewBox="0 0 36 1188">
          <text:p/>
        </draw:connector>
        <draw:custom-shape draw:style-name="gr1" draw:text-style-name="P2" xml:id="id4" draw:id="id4" draw:layer="layout" svg:width="3.683cm" svg:height="1.032cm" svg:x="6.477cm" svg:y="2.032cm">
          <text:p text:style-name="P1"><text:span text:style-name="T1">Release plan 2</text:span></text:p>
          <draw:enhanced-geometry svg:viewBox="0 0 21600 21600" draw:type="rectangle" draw:enhanced-path="M 0 0 L 21600 0 21600 21600 0 21600 0 0 Z N"/>
        </draw:custom-shape>
        <draw:connector draw:style-name="gr2" draw:text-style-name="P1" draw:layer="layout" svg:x1="8.318cm" svg:y1="3.064cm" svg:x2="8.718cm" svg:y2="4.583cm" draw:start-shape="id4" draw:start-glue-point="2" draw:end-shape="id2" draw:end-glue-point="0" svg:d="M8318 3064v759h400v760" svg:viewBox="0 0 401 1520">
          <text:p/>
        </draw:connector>
        <draw:custom-shape draw:style-name="gr1" draw:text-style-name="P2" xml:id="id5" draw:id="id5" draw:layer="layout" svg:width="0.762cm" svg:height="1.032cm" svg:x="10.541cm" svg:y="2.032cm">
          <text:p text:style-name="P1"><text:span text:style-name="T1">...</text:span></text:p>
          <draw:enhanced-geometry svg:viewBox="0 0 21600 21600" draw:type="rectangle" draw:enhanced-path="M 0 0 L 21600 0 21600 21600 0 21600 0 0 Z N"/>
        </draw:custom-shape>
        <draw:connector draw:style-name="gr2" draw:text-style-name="P1" draw:layer="layout" svg:x1="10.922cm" svg:y1="3.064cm" svg:x2="8.718cm" svg:y2="4.583cm" draw:start-shape="id5" draw:start-glue-point="2" draw:end-shape="id2" draw:end-glue-point="0" svg:d="M10922 3064v759h-2204v760" svg:viewBox="0 0 2205 1520">
          <text:p/>
        </draw:connector>
        <draw:custom-shape draw:style-name="gr1" draw:text-style-name="P2" xml:id="id6" draw:id="id6" draw:layer="layout" svg:width="3.683cm" svg:height="1.032cm" svg:x="11.684cm" svg:y="2.032cm">
          <text:p text:style-name="P1"><text:span text:style-name="T1">Release plan N</text:span></text:p>
          <draw:enhanced-geometry svg:viewBox="0 0 21600 21600" draw:type="rectangle" draw:enhanced-path="M 0 0 L 21600 0 21600 21600 0 21600 0 0 Z N"/>
        </draw:custom-shape>
        <draw:connector draw:style-name="gr2" draw:text-style-name="P1" draw:layer="layout" svg:x1="13.525cm" svg:y1="3.064cm" svg:x2="8.718cm" svg:y2="4.583cm" draw:start-shape="id6" draw:start-glue-point="2" draw:end-shape="id2" draw:end-glue-point="0" svg:d="M13525 3064v759h-4807v760" svg:viewBox="0 0 4808 152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display="block">
  <semantics>
    <mrow>
      <mtext/>
      <mover accent="true">
        <msub>
          <mi mathvariant="normal">Σ</mi>
          <mi>r</mi>
        </msub>
        <mo stretchy="false">~</mo>
      </mover>
    </mrow>
    <annotation encoding="StarMath 5.0">% tilde %SIGMA _r</annotation>
  </semantics>
</math>
</file>

<file path=Object 11/content.xml><?xml version="1.0" encoding="utf-8"?>
<math xmlns="http://www.w3.org/1998/Math/MathML" display="block">
  <semantics>
    <mrow>
      <msub>
        <mi>p</mi>
        <mi mathvariant="italic">max</mi>
      </msub>
      <mo stretchy="false">=</mo>
      <mrow>
        <mo fence="true" stretchy="true">⌊</mo>
        <mrow>
          <mfrac>
            <mn>78</mn>
            <mrow>
              <mrow>
                <mo fence="true" stretchy="false">(</mo>
                <mrow>
                  <mn>3</mn>
                </mrow>
                <mo fence="true" stretchy="false">)</mo>
              </mrow>
              <mrow>
                <mo fence="true" stretchy="false">(</mo>
                <mrow>
                  <mn>4</mn>
                </mrow>
                <mo fence="true" stretchy="false">)</mo>
              </mrow>
            </mrow>
          </mfrac>
        </mrow>
        <mo fence="true" stretchy="true">⌋</mo>
      </mrow>
      <mo stretchy="false">=</mo>
      <mrow>
        <mo fence="true" stretchy="false">⌊</mo>
        <mrow>
          <mn>6.5</mn>
        </mrow>
        <mo fence="true" stretchy="false">⌋</mo>
      </mrow>
      <mo stretchy="false">=</mo>
      <mn>6</mn>
    </mrow>
    <annotation encoding="StarMath 5.0">p_max =
 left lfloor 78
 over {(3)(4)} right rfloor = lfloor 6.5 rfloor = 6</annotation>
  </semantics>
</math>
</file>

<file path=Object 12/content.xml><?xml version="1.0" encoding="utf-8"?>
<math xmlns="http://www.w3.org/1998/Math/MathML">
  <semantics>
    <msub>
      <mi>Y</mi>
      <mrow>
        <mo stretchy="false">∇</mo>
        <mi mathvariant="italic">bug</mi>
      </mrow>
    </msub>
    <annotation encoding="StarMath 5.0">Y_{ nabla bug}</annotation>
  </semantics>
</math>
</file>

<file path=Object 13/content.xml><?xml version="1.0" encoding="utf-8"?>
<math xmlns="http://www.w3.org/1998/Math/MathML" display="block">
  <semantics>
    <msub>
      <mi>Y</mi>
      <mrow>
        <mo stretchy="false">∇</mo>
        <mi mathvariant="italic">imp</mi>
      </mrow>
    </msub>
    <annotation encoding="StarMath 5.0">Y_{ nabla imp}</annotation>
  </semantics>
</math>
</file>

<file path=Object 14/content.xml><?xml version="1.0" encoding="utf-8"?>
<math xmlns="http://www.w3.org/1998/Math/MathML" display="block">
  <semantics>
    <msub>
      <mi>Y</mi>
      <mrow>
        <mo stretchy="false">∇</mo>
        <mi mathvariant="italic">new</mi>
      </mrow>
    </msub>
    <annotation encoding="StarMath 5.0">Y_{ nabla new}</annotation>
  </semantics>
</math>
</file>

<file path=Object 15/content.xml><?xml version="1.0" encoding="utf-8"?>
<math xmlns="http://www.w3.org/1998/Math/MathML" display="block">
  <semantics>
    <msub>
      <mi>Y</mi>
      <mrow>
        <mo stretchy="false">∇</mo>
        <mi mathvariant="italic">new</mi>
      </mrow>
    </msub>
    <annotation encoding="StarMath 5.0">Y_{ nabla new}</annotation>
  </semantics>
</math>
</file>

<file path=Object 16/content.xml><?xml version="1.0" encoding="utf-8"?>
<math xmlns="http://www.w3.org/1998/Math/MathML" display="block">
  <semantics>
    <msub>
      <mi>Y</mi>
      <mrow>
        <mo stretchy="false">∇</mo>
        <mi mathvariant="italic">imp</mi>
      </mrow>
    </msub>
    <annotation encoding="StarMath 5.0">Y_{ nabla imp}</annotation>
  </semantics>
</math>
</file>

<file path=Object 17/content.xml><?xml version="1.0" encoding="utf-8"?>
<math xmlns="http://www.w3.org/1998/Math/MathML" display="block">
  <semantics>
    <mrow>
      <msub>
        <mi>K</mi>
        <mi mathvariant="italic">min</mi>
      </msub>
      <mo stretchy="false">=</mo>
      <mn>4</mn>
    </mrow>
    <annotation encoding="StarMath 5.0">K_min = 4</annotation>
  </semantics>
</math>
</file>

<file path=Object 18/content.xml><?xml version="1.0" encoding="utf-8"?>
<math xmlns="http://www.w3.org/1998/Math/MathML" display="block">
  <semantics>
    <mrow>
      <mn>1,</mn>
      <mn>2,</mn>
      <mn>...</mn>
      <mi>,</mi>
      <msub>
        <mi>p</mi>
        <mi mathvariant="italic">max</mi>
      </msub>
    </mrow>
    <annotation encoding="StarMath 5.0">1, 2, ..., p_max</annotation>
  </semantics>
</math>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P1" style:family="paragraph">
      <style:paragraph-properties fo:text-align="center"/>
      <style:text-properties style:font-name="Liberation Serif" fo:font-size="10pt" style:font-size-asian="10pt" style:font-size-complex="10pt"/>
    </style:style>
    <style:style style:name="P2" style:family="paragraph">
      <style:paragraph-properties fo:text-align="center"/>
    </style:style>
    <style:style style:name="T1" style:family="text">
      <style:text-properties style:font-name="Liberation Serif"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43cm" svg:height="0.508cm" svg:x="1.524cm" svg:y="0.127cm">
          <text:p text:style-name="P1"><text:span text:style-name="T1">Bug</text:span></text:p>
          <draw:enhanced-geometry svg:viewBox="0 0 21600 21600" draw:type="rectangle" draw:enhanced-path="M 0 0 L 21600 0 21600 21600 0 21600 0 0 Z N"/>
        </draw:custom-shape>
        <draw:custom-shape draw:style-name="gr1" draw:text-style-name="P1" draw:layer="layout" svg:width="3.048cm" svg:height="0.508cm" svg:x="1.524cm" svg:y="0.827cm">
          <text:p text:style-name="P1"><text:span text:style-name="T1">New Feature</text:span></text:p>
          <draw:enhanced-geometry svg:viewBox="0 0 21600 21600" draw:type="rectangle" draw:enhanced-path="M 0 0 L 21600 0 21600 21600 0 21600 0 0 Z N"/>
        </draw:custom-shape>
        <draw:custom-shape draw:style-name="gr1" draw:text-style-name="P1" draw:layer="layout" svg:width="3.048cm" svg:height="0.508cm" svg:x="1.224cm" svg:y="1.527cm">
          <text:p text:style-name="P1"><text:span text:style-name="T1">Improvement</text:span></text:p>
          <draw:enhanced-geometry svg:viewBox="0 0 21600 21600" draw:type="rectangle" draw:enhanced-path="M 0 0 L 21600 0 21600 21600 0 21600 0 0 Z N"/>
        </draw:custom-shape>
        <draw:custom-shape draw:style-name="gr1" draw:text-style-name="P1" draw:layer="layout" svg:width="1.143cm" svg:height="0.508cm" svg:x="3.124cm" svg:y="2.227cm">
          <text:p text:style-name="P1"><text:span text:style-name="T1">Bug</text:span></text:p>
          <draw:enhanced-geometry svg:viewBox="0 0 21600 21600" draw:type="rectangle" draw:enhanced-path="M 0 0 L 21600 0 21600 21600 0 21600 0 0 Z N"/>
        </draw:custom-shape>
        <draw:custom-shape draw:style-name="gr1" draw:text-style-name="P1" draw:layer="layout" svg:width="3.048cm" svg:height="0.508cm" svg:x="2.824cm" svg:y="2.927cm">
          <text:p text:style-name="P1"><text:span text:style-name="T1">Improvement</text:span></text:p>
          <draw:enhanced-geometry svg:viewBox="0 0 21600 21600" draw:type="rectangle" draw:enhanced-path="M 0 0 L 21600 0 21600 21600 0 21600 0 0 Z N"/>
        </draw:custom-shape>
        <draw:custom-shape draw:style-name="gr1" draw:text-style-name="P1" draw:layer="layout" svg:width="1.143cm" svg:height="0.508cm" svg:x="5.024cm" svg:y="3.627cm">
          <text:p text:style-name="P1"><text:span text:style-name="T1">Bug</text:span></text:p>
          <draw:enhanced-geometry svg:viewBox="0 0 21600 21600" draw:type="rectangle" draw:enhanced-path="M 0 0 L 21600 0 21600 21600 0 21600 0 0 Z N"/>
        </draw:custom-shape>
        <draw:line draw:style-name="gr2" draw:text-style-name="P2" draw:layer="layout" svg:x1="1.705cm" svg:y1="4.699cm" svg:x2="1.705cm" svg:y2="0cm">
          <text:p/>
        </draw:line>
        <draw:line draw:style-name="gr2" draw:text-style-name="P2" draw:layer="layout" svg:x1="4.705cm" svg:y1="4.7cm" svg:x2="4.705cm" svg:y2="0.001cm">
          <text:p/>
        </draw:lin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color="#000000" draw:fill="none" draw:fill-gradient-name="Gradient_20_2"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8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font-name="Liberation Serif" fo:font-size="16pt" style:font-size-asian="16pt" style:font-size-complex="16pt"/>
    </style:style>
    <style:style style:name="T1" style:family="text">
      <style:text-properties style:font-name="Liberation Seri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972cm" svg:height="0.913cm" svg:x="6.523cm" svg:y="4.383cm">
          <text:p text:style-name="P1"><text:span text:style-name="T1">Explanatory model</text:span></text:p>
          <draw:enhanced-geometry svg:viewBox="0 0 21600 21600" draw:type="rectangle" draw:enhanced-path="M 0 0 L 21600 0 21600 21600 0 21600 0 0 Z N"/>
        </draw:custom-shape>
        <draw:custom-shape draw:style-name="gr1" draw:text-style-name="P2" xml:id="id1" draw:id="id1" draw:layer="layout" svg:width="3.683cm" svg:height="1.032cm" svg:x="2.397cm" svg:y="2.016cm">
          <text:p text:style-name="P1"><text:span text:style-name="T1">Release plan 1</text:span></text:p>
          <draw:enhanced-geometry svg:viewBox="0 0 21600 21600" draw:type="rectangle" draw:enhanced-path="M 0 0 L 21600 0 21600 21600 0 21600 0 0 Z N"/>
        </draw:custom-shape>
        <draw:connector draw:style-name="gr2" draw:text-style-name="P1" draw:layer="layout" svg:x1="4.238cm" svg:y1="3.048cm" svg:x2="9.009cm" svg:y2="4.383cm" draw:start-shape="id1" draw:start-glue-point="2" draw:end-shape="id2" draw:end-glue-point="0" svg:d="M4238 3048v667h4771v668" svg:viewBox="0 0 4772 1336">
          <text:p/>
        </draw:connector>
        <draw:custom-shape draw:style-name="gr1" draw:text-style-name="P2" xml:id="id3" draw:id="id3" draw:layer="layout" svg:width="3.683cm" svg:height="1.032cm" svg:x="6.477cm" svg:y="2.032cm">
          <text:p text:style-name="P1"><text:span text:style-name="T1">Release plan 2</text:span></text:p>
          <draw:enhanced-geometry svg:viewBox="0 0 21600 21600" draw:type="rectangle" draw:enhanced-path="M 0 0 L 21600 0 21600 21600 0 21600 0 0 Z N"/>
        </draw:custom-shape>
        <draw:connector draw:style-name="gr2" draw:text-style-name="P1" draw:layer="layout" svg:x1="8.318cm" svg:y1="3.064cm" svg:x2="9.009cm" svg:y2="4.383cm" draw:start-shape="id3" draw:start-glue-point="2" draw:end-shape="id2" draw:end-glue-point="0" svg:d="M8318 3064v659h691v660" svg:viewBox="0 0 692 1320">
          <text:p/>
        </draw:connector>
        <draw:custom-shape draw:style-name="gr1" draw:text-style-name="P2" xml:id="id4" draw:id="id4" draw:layer="layout" svg:width="0.762cm" svg:height="1.032cm" svg:x="10.541cm" svg:y="2.032cm">
          <text:p text:style-name="P1"><text:span text:style-name="T1">...</text:span></text:p>
          <draw:enhanced-geometry svg:viewBox="0 0 21600 21600" draw:type="rectangle" draw:enhanced-path="M 0 0 L 21600 0 21600 21600 0 21600 0 0 Z N"/>
        </draw:custom-shape>
        <draw:connector draw:style-name="gr2" draw:text-style-name="P1" draw:layer="layout" svg:x1="10.922cm" svg:y1="3.064cm" svg:x2="9.009cm" svg:y2="4.383cm" draw:start-shape="id4" draw:start-glue-point="2" draw:end-shape="id2" draw:end-glue-point="0" svg:d="M10922 3064v659h-1913v660" svg:viewBox="0 0 1914 1320">
          <text:p/>
        </draw:connector>
        <draw:custom-shape draw:style-name="gr1" draw:text-style-name="P2" xml:id="id5" draw:id="id5" draw:layer="layout" svg:width="3.683cm" svg:height="1.032cm" svg:x="11.684cm" svg:y="2.032cm">
          <text:p text:style-name="P1"><text:span text:style-name="T1">Release plan N</text:span></text:p>
          <draw:enhanced-geometry svg:viewBox="0 0 21600 21600" draw:type="rectangle" draw:enhanced-path="M 0 0 L 21600 0 21600 21600 0 21600 0 0 Z N"/>
        </draw:custom-shape>
        <draw:connector draw:style-name="gr2" draw:text-style-name="P1" draw:layer="layout" svg:x1="13.525cm" svg:y1="3.064cm" svg:x2="9.009cm" svg:y2="4.383cm" draw:start-shape="id5" draw:start-glue-point="2" draw:end-shape="id2" draw:end-glue-point="0" svg:d="M13525 3064v659h-4516v660" svg:viewBox="0 0 4517 1320">
          <text:p/>
        </draw:connector>
        <draw:custom-shape draw:style-name="gr1" draw:text-style-name="P2" xml:id="id6" draw:id="id6" draw:layer="layout" svg:width="3.202cm" svg:height="1.345cm" svg:x="2.54cm" svg:y="6.529cm">
          <text:p text:style-name="P1"><text:span text:style-name="T1">Predicted</text:span></text:p>
          <text:p text:style-name="P1"><text:span text:style-name="T1">defects 1</text:span></text:p>
          <draw:enhanced-geometry svg:viewBox="0 0 21600 21600" draw:type="rectangle" draw:enhanced-path="M 0 0 L 21600 0 21600 21600 0 21600 0 0 Z N"/>
        </draw:custom-shape>
        <draw:connector draw:style-name="gr2" draw:text-style-name="P1" draw:layer="layout" svg:x1="9.009cm" svg:y1="5.296cm" svg:x2="4.141cm" svg:y2="6.529cm" draw:start-shape="id2" draw:start-glue-point="2" draw:end-shape="id6" draw:end-glue-point="0" svg:d="M9009 5296v616h-4868v617" svg:viewBox="0 0 4869 1234">
          <text:p/>
        </draw:connector>
        <draw:custom-shape draw:style-name="gr1" draw:text-style-name="P2" xml:id="id7" draw:id="id7" draw:layer="layout" svg:width="3.202cm" svg:height="1.345cm" svg:x="6.358cm" svg:y="6.529cm">
          <text:p text:style-name="P1"><text:span text:style-name="T1">Predicted</text:span></text:p>
          <text:p text:style-name="P1"><text:span text:style-name="T1">defects 1</text:span></text:p>
          <draw:enhanced-geometry svg:viewBox="0 0 21600 21600" draw:type="rectangle" draw:enhanced-path="M 0 0 L 21600 0 21600 21600 0 21600 0 0 Z N"/>
        </draw:custom-shape>
        <draw:connector draw:style-name="gr2" draw:text-style-name="P1" draw:layer="layout" svg:x1="9.009cm" svg:y1="5.296cm" svg:x2="7.959cm" svg:y2="6.529cm" draw:start-shape="id2" draw:start-glue-point="2" draw:end-shape="id7" draw:end-glue-point="0" svg:d="M9009 5296v616h-1050v617" svg:viewBox="0 0 1051 1234">
          <text:p/>
        </draw:connector>
        <draw:custom-shape draw:style-name="gr1" draw:text-style-name="P2" xml:id="id8" draw:id="id8" draw:layer="layout" svg:width="1.135cm" svg:height="1.345cm" svg:x="10.168cm" svg:y="6.529cm">
          <text:p text:style-name="P1"><text:span text:style-name="T1">...</text:span></text:p>
          <draw:enhanced-geometry svg:viewBox="0 0 21600 21600" draw:type="rectangle" draw:enhanced-path="M 0 0 L 21600 0 21600 21600 0 21600 0 0 Z N"/>
        </draw:custom-shape>
        <draw:connector draw:style-name="gr2" draw:text-style-name="P1" draw:layer="layout" svg:x1="9.009cm" svg:y1="5.296cm" svg:x2="10.735cm" svg:y2="6.529cm" draw:start-shape="id2" draw:start-glue-point="2" draw:end-shape="id8" draw:end-glue-point="0" svg:d="M9009 5296v616h1726v617" svg:viewBox="0 0 1727 1234">
          <text:p/>
        </draw:connector>
        <draw:custom-shape draw:style-name="gr1" draw:text-style-name="P2" xml:id="id9" draw:id="id9" draw:layer="layout" svg:width="3.202cm" svg:height="1.345cm" svg:x="11.838cm" svg:y="6.504cm">
          <text:p text:style-name="P1"><text:span text:style-name="T1">Predicted</text:span></text:p>
          <text:p text:style-name="P1"><text:span text:style-name="T1">defects N</text:span></text:p>
          <draw:enhanced-geometry svg:viewBox="0 0 21600 21600" draw:type="rectangle" draw:enhanced-path="M 0 0 L 21600 0 21600 21600 0 21600 0 0 Z N"/>
        </draw:custom-shape>
        <draw:connector draw:style-name="gr2" draw:text-style-name="P1" draw:layer="layout" svg:x1="9.009cm" svg:y1="5.296cm" svg:x2="13.439cm" svg:y2="6.504cm" draw:start-shape="id2" draw:start-glue-point="2" draw:end-shape="id9" draw:end-glue-point="0" svg:d="M9009 5296v603h4430v605" svg:viewBox="0 0 4431 120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display="block">
  <semantics>
    <mrow>
      <mi>K</mi>
      <mo stretchy="false">=</mo>
      <mfrac>
        <mrow>
          <mi>m</mi>
          <mi>n</mi>
        </mrow>
        <mrow>
          <msup>
            <mi>m</mi>
            <mn>2</mn>
          </msup>
          <mi>p</mi>
        </mrow>
      </mfrac>
      <mo stretchy="false">=</mo>
      <mfrac>
        <mi>n</mi>
        <mrow>
          <mi>m</mi>
          <mi>p</mi>
        </mrow>
      </mfrac>
    </mrow>
    <annotation encoding="StarMath 5.0">K = {m n} over {m^2 p} = { n } over { m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adornments="Regular"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text-properties style:font-name="Liberation Serif" fo:font-size="16pt" style:font-size-asian="16pt" style:font-size-complex="16pt"/>
    </style:style>
    <style:style style:name="P2" style:family="paragraph">
      <style:paragraph-properties fo:text-align="center"/>
      <style:text-properties style:font-name="Liberation Serif"/>
    </style:style>
    <style:style style:name="P3" style:family="paragraph">
      <style:paragraph-properties fo:text-align="center"/>
    </style:style>
    <style:style style:name="T1" style:family="text">
      <style:text-properties style:font-name="Liberation Serif" fo:font-size="16pt" style:font-size-asian="16pt" style:font-size-complex="16pt"/>
    </style:style>
    <style:style style:name="T2" style:family="text">
      <style:text-properties style:font-name="Liberation Serif1" style:font-name-asian="Liberation Serif1" style:font-name-complex="Liberation Serif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722cm" svg:height="1.053cm" svg:x="5.759cm" svg:y="1.778cm">
          <text:p text:style-name="P1"><text:span text:style-name="T1">Requirements Subset</text:span></text:p>
          <draw:enhanced-geometry svg:viewBox="0 0 21600 21600" draw:type="rectangle" draw:enhanced-path="M 0 0 L 21600 0 21600 21600 0 21600 0 0 Z N"/>
        </draw:custom-shape>
        <draw:custom-shape draw:style-name="gr1" draw:text-style-name="P1" xml:id="id2" draw:id="id2" draw:layer="layout" svg:width="5.181cm" svg:height="1.053cm" svg:x="2.413cm" svg:y="4.064cm">
          <text:p text:style-name="P1"><text:span text:style-name="T1">Predictive Model</text:span></text:p>
          <draw:enhanced-geometry svg:viewBox="0 0 21600 21600" draw:type="rectangle" draw:enhanced-path="M 0 0 L 21600 0 21600 21600 0 21600 0 0 Z N"/>
        </draw:custom-shape>
        <draw:custom-shape draw:style-name="gr1" draw:text-style-name="P1" xml:id="id4" draw:id="id4" draw:layer="layout" svg:width="5.181cm" svg:height="1.053cm" svg:x="2.413cm" svg:y="5.869cm">
          <text:p text:style-name="P1"><text:span text:style-name="T1">Predicted Defects</text:span></text:p>
          <draw:enhanced-geometry svg:viewBox="0 0 21600 21600" draw:type="rectangle" draw:enhanced-path="M 0 0 L 21600 0 21600 21600 0 21600 0 0 Z N"/>
        </draw:custom-shape>
        <draw:custom-shape draw:style-name="gr1" draw:text-style-name="P1" xml:id="id5" draw:id="id5" draw:layer="layout" svg:width="5.181cm" svg:height="1.053cm" svg:x="2.413cm" svg:y="7.71cm">
          <text:p text:style-name="P1"><text:span text:style-name="T1">Defect Cost Function</text:span></text:p>
          <draw:enhanced-geometry svg:viewBox="0 0 21600 21600" draw:type="rectangle" draw:enhanced-path="M 0 0 L 21600 0 21600 21600 0 21600 0 0 Z N"/>
        </draw:custom-shape>
        <draw:custom-shape draw:style-name="gr1" draw:text-style-name="P2" xml:id="id6" draw:id="id6" draw:layer="layout" svg:width="1.234cm" svg:height="1.053cm" svg:x="11.31cm" svg:y="5.869cm">
          <text:p text:style-name="P2"><text:span text:style-name="T2">Σ</text:span></text:p>
          <draw:enhanced-geometry svg:viewBox="0 0 21600 21600" draw:mirror-horizontal="false" draw:mirror-vertical="false" draw:type="rectangle" draw:enhanced-path="M 0 0 L 21600 0 21600 21600 0 21600 0 0 Z N"/>
        </draw:custom-shape>
        <draw:custom-shape draw:style-name="gr1" draw:text-style-name="P1" xml:id="id3" draw:id="id3" draw:layer="layout" svg:width="6.919cm" svg:height="1.053cm" svg:x="8.448cm" svg:y="4.064cm">
          <text:p text:style-name="P1"><text:span text:style-name="T1">Requirements Cost Function</text:span></text:p>
          <draw:enhanced-geometry svg:viewBox="0 0 21600 21600" draw:type="rectangle" draw:enhanced-path="M 0 0 L 21600 0 21600 21600 0 21600 0 0 Z N"/>
        </draw:custom-shape>
        <draw:custom-shape draw:style-name="gr1" draw:text-style-name="P1" xml:id="id7" draw:id="id7" draw:layer="layout" svg:width="3.071cm" svg:height="1.052cm" svg:x="10.412cm" svg:y="7.692cm">
          <text:p text:style-name="P1"><text:span text:style-name="T1">Total Cost</text:span></text:p>
          <draw:enhanced-geometry svg:viewBox="0 0 21600 21600" draw:type="rectangle" draw:enhanced-path="M 0 0 L 21600 0 21600 21600 0 21600 0 0 Z N"/>
        </draw:custom-shape>
        <draw:connector draw:style-name="gr2" draw:text-style-name="P3" draw:layer="layout" svg:x1="8.62cm" svg:y1="2.831cm" svg:x2="5.003cm" svg:y2="4.064cm" draw:start-shape="id1" draw:start-glue-point="2" draw:end-shape="id2" svg:d="M8620 2831v616h-3617v617" svg:viewBox="0 0 3618 1234">
          <text:p/>
        </draw:connector>
        <draw:connector draw:style-name="gr2" draw:text-style-name="P3" draw:layer="layout" svg:x1="8.62cm" svg:y1="2.831cm" svg:x2="11.907cm" svg:y2="4.064cm" draw:start-shape="id1" draw:start-glue-point="2" draw:end-shape="id3" svg:d="M8620 2831v616h3287v617" svg:viewBox="0 0 3288 1234">
          <text:p/>
        </draw:connector>
        <draw:connector draw:style-name="gr2" draw:text-style-name="P3" draw:layer="layout" svg:x1="5.003cm" svg:y1="5.117cm" svg:x2="5.003cm" svg:y2="5.869cm" draw:start-shape="id2" draw:start-glue-point="2" draw:end-shape="id4" draw:end-glue-point="0" svg:d="M5003 5117v752" svg:viewBox="0 0 1 753">
          <text:p/>
        </draw:connector>
        <draw:connector draw:style-name="gr2" draw:text-style-name="P3" draw:layer="layout" svg:x1="5.003cm" svg:y1="6.922cm" svg:x2="5.003cm" svg:y2="7.71cm" draw:start-shape="id4" draw:start-glue-point="2" draw:end-shape="id5" draw:end-glue-point="0" svg:d="M5003 6922v788" svg:viewBox="0 0 1 789">
          <text:p/>
        </draw:connector>
        <draw:connector draw:style-name="gr2" draw:text-style-name="P3" draw:layer="layout" svg:x1="11.907cm" svg:y1="5.117cm" svg:x2="11.927cm" svg:y2="5.869cm" draw:start-shape="id3" draw:start-glue-point="2" draw:end-shape="id6" draw:end-glue-point="0" svg:d="M11907 5117v375h20v377" svg:viewBox="0 0 21 753">
          <text:p/>
        </draw:connector>
        <draw:connector draw:style-name="gr2" draw:text-style-name="P3" draw:layer="layout" svg:x1="11.927cm" svg:y1="6.922cm" svg:x2="11.947cm" svg:y2="7.692cm" draw:start-shape="id6" draw:start-glue-point="2" draw:end-shape="id7" draw:end-glue-point="0" svg:d="M11927 6922v385h20v385" svg:viewBox="0 0 21 771">
          <text:p/>
        </draw:connector>
        <draw:connector draw:style-name="gr2" draw:text-style-name="P3" draw:layer="layout" svg:x1="7.594cm" svg:y1="8.236cm" svg:x2="11.31cm" svg:y2="6.395cm" draw:start-shape="id5" draw:start-glue-point="1" draw:end-shape="id6" draw:end-glue-point="3" svg:d="M7594 8236h1858v-1841h1858" svg:viewBox="0 0 3717 1842">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adornments="Regular"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display="block">
  <semantics>
    <mrow>
      <msub>
        <mi>K</mi>
        <mi mathvariant="italic">min</mi>
      </msub>
      <mo stretchy="false">≤</mo>
      <mi>K</mi>
      <mo stretchy="false">=</mo>
      <mfrac>
        <mi>n</mi>
        <mrow>
          <mi>m</mi>
          <mi>p</mi>
        </mrow>
      </mfrac>
    </mrow>
    <annotation encoding="StarMath 5.0">K_min &lt;= K = n over { m p }</annotation>
  </semantics>
</math>
</file>

<file path=Object 6/content.xml><?xml version="1.0" encoding="utf-8"?>
<math xmlns="http://www.w3.org/1998/Math/MathML" display="block">
  <semantics>
    <mrow>
      <mi>p</mi>
      <mo stretchy="false">≤</mo>
      <mfrac>
        <mi>n</mi>
        <mrow>
          <mi>m</mi>
          <msub>
            <mi>K</mi>
            <mi mathvariant="italic">min</mi>
          </msub>
        </mrow>
      </mfrac>
    </mrow>
    <annotation encoding="StarMath 5.0">p &lt;= n over { m K_min }</annotation>
  </semantics>
</math>
</file>

<file path=Object 7/content.xml><?xml version="1.0" encoding="utf-8"?>
<math xmlns="http://www.w3.org/1998/Math/MathML" display="block">
  <semantics>
    <mrow>
      <msub>
        <mi>p</mi>
        <mi mathvariant="italic">max</mi>
      </msub>
      <mo stretchy="false">=</mo>
      <mrow>
        <mo fence="true" stretchy="true">⌊</mo>
        <mrow>
          <mfrac>
            <mi>n</mi>
            <mrow>
              <mi>m</mi>
              <msub>
                <mi>K</mi>
                <mi mathvariant="italic">min</mi>
              </msub>
            </mrow>
          </mfrac>
        </mrow>
        <mo fence="true" stretchy="true">⌋</mo>
      </mrow>
    </mrow>
    <annotation encoding="StarMath 5.0">p_max = left lfloor {n over {m K_min}} right rfloor</annotation>
  </semantics>
</math>
</file>

<file path=Object 8/content.xml><?xml version="1.0" encoding="utf-8"?>
<math xmlns="http://www.w3.org/1998/Math/MathML" display="block">
  <semantics>
    <mrow>
      <mn>1,</mn>
      <mn>2,</mn>
      <mn>...</mn>
      <mi>,</mi>
      <msub>
        <mi>p</mi>
        <mi mathvariant="italic">max</mi>
      </msub>
    </mrow>
    <annotation encoding="StarMath 5.0">1, 2, ..., p_max</annotation>
  </semantics>
</math>
</file>

<file path=Object 9/content.xml><?xml version="1.0" encoding="utf-8"?>
<math xmlns="http://www.w3.org/1998/Math/MathML" display="block">
  <semantics>
    <mrow>
      <mrow>
        <msub>
          <mi mathvariant="italic">AIC</mi>
          <mrow>
            <mi>p</mi>
            <mi>,</mi>
            <mi>q</mi>
          </mrow>
        </msub>
        <mo stretchy="false">=</mo>
        <mi>ln</mi>
      </mrow>
      <mrow>
        <mrow>
          <mo fence="true" stretchy="true">|</mo>
          <mrow>
            <mrow>
              <mtext/>
              <mover accent="true">
                <msub>
                  <mi mathvariant="normal">Σ</mi>
                  <mi>r</mi>
                </msub>
                <mo stretchy="false">~</mo>
              </mover>
            </mrow>
          </mrow>
          <mo fence="true" stretchy="true">|</mo>
        </mrow>
        <mo stretchy="false">+</mo>
        <mn>2</mn>
      </mrow>
      <mrow>
        <mi>r</mi>
        <mo stretchy="false">/</mo>
        <mi>n</mi>
      </mrow>
    </mrow>
    <annotation encoding="StarMath 5.0">AIC_{ p,q} = ln{ abs{ % tilde %SIGMA _r } } + 2r / n</annotation>
  </semantics>
</math>
</file>